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0000000016100000125B9CE573C222FBA89.png" manifest:media-type="image/png"/>
  <manifest:file-entry manifest:full-path="Pictures/1000020000000139000001C1B7C1D58B5D69B207.png" manifest:media-type="image/png"/>
  <manifest:file-entry manifest:full-path="Pictures/100000000000022E000001742B598C663A803D05.png" manifest:media-type="image/png"/>
  <manifest:file-entry manifest:full-path="Pictures/1000020000000020000000206284DE9C05FFED8F.png" manifest:media-type="image/png"/>
  <manifest:file-entry manifest:full-path="Pictures/1000000000000280000001E24FD21351E0200833.png" manifest:media-type="image/png"/>
  <manifest:file-entry manifest:full-path="Pictures/10000000000001880000014558AF20E019BD241D.png" manifest:media-type="image/png"/>
  <manifest:file-entry manifest:full-path="Pictures/10000201000003E8000000D2A7FE72F00FFCF111.png" manifest:media-type="image/png"/>
  <manifest:file-entry manifest:full-path="Pictures/1000000000000182000000B67DE8403B3DFC6565.png" manifest:media-type="image/png"/>
  <manifest:file-entry manifest:full-path="Pictures/100000000000012C000000B61E29CDFFD3F3CFC2.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9000000123EA7B93179FC7D77A.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Pictures/100000000000003700000016ED7DD3C2707B8F2B.png" manifest:media-type="image/png"/>
  <manifest:file-entry manifest:full-path="Pictures/10000000000002730000019064EE73253F83A3E8.png" manifest:media-type="image/png"/>
  <manifest:file-entry manifest:full-path="Pictures/100000000000022E000001A369D0AE32C049AE7E.png" manifest:media-type="image/png"/>
  <manifest:file-entry manifest:full-path="Pictures/100000000000022E00000169B554ADA72AD24701.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settings.xml" manifest:media-type="text/xml"/>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content.xml" manifest:media-type="text/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Thumbnails/thumbnail.png" manifest:media-type="image/png"/>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layout-cache" manifest:media-type="application/binary"/>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21" manifest:media-type=""/>
  <manifest:file-entry manifest:full-path="ObjectReplacements/Object 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
  <manifest:file-entry manifest:full-path="ObjectReplacements/Object 6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2" fo:language="en" fo:country="US" fo:font-weight="normal" style:font-weight-asian="normal" style:font-weight-complex="normal"/>
    </style:style>
    <style:style style:name="P7" style:family="paragraph" style:parent-style-name="Table_20_Contents">
      <style:text-properties style:font-name="Liberation Mono2"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officeooo:rsid="01faf38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A7FE72F00FFCF111.png" xlink:type="simple" xlink:show="embed" xlink:actuate="onLoad" loext:mime-type="image/png"/></draw:frame>Začínáme s programem LibreOffice</text:p>
      <text:p text:style-name="P72">Kapitola 9<text:span text:style-name="T39"> <text:s/><text:line-break/>Začínáme s programem </text:span>Math</text:p>
      <text:p text:style-name="P70">LibreOffice editor vzorců (rovnic)</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ato kapitola byla vytvořena na základě příručky <text:span text:style-name="Emphasis">LibreOffice 6.4 - průvodce programem Math</text:span>.</text:p>
        <text:h text:style-name="P97" text:outline-level="3"><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920137530" text:style-name="Heading_20_Note">
          <text:list-item>
            <text:p text:style-name="P101">Poznámka</text:p>
          </text:list-item>
        </text:list>
        <text:p text:style-name="P44">Vše,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Anglický originál byl vydán v  <text:span text:style-name="T9"><text:date style:data-style-name="N34" text:date-value="2020-03-31T07:30:24.333959491">březnu</text:date></text:span><text:span text:style-name="T9"><text:s/></text:span><text:span text:style-name="T9"><text:date style:data-style-name="N107" text:date-value="2020-03-31T07:30:24.334323476">2020</text:date></text:span>. Kniha je určena pro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Používání LibreOffice na systému macOS<text:bookmark-end text:name="__RefHeading___Toc27974_77774320"/></text:h>
        <text:p text:style-name="P31">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Ekvivalent pro macOS</text:p>
            </table:table-cell>
            <table:table-cell table:style-name="Table12.A1" office:value-type="string">
              <text:p text:style-name="P85">Výsledek</text:p>
            </table:table-cell>
          </table:table-row>
          <table:table-row table:style-name="Table12.1">
            <table:table-cell table:style-name="Table12.A2" office:value-type="string">
              <text:p text:style-name="P13"><text:span text:style-name="Strong_20_Emphasis">Nástroje &gt; Možnosti</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ou se možnosti nastavení</text:p>
            </table:table-cell>
          </table:table-row>
          <table:table-row table:style-name="Table12.1">
            <table:table-cell table:style-name="Table12.A2" office:value-type="string">
              <text:p text:style-name="P13"><text:span text:style-name="Character_5f_20_5f_style">Klep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se místní nabídka</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i s další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 + ⌘ + F5</text:span></text:p>
            </table:table-cell>
            <table:table-cell table:style-name="Table12.A2" office:value-type="string">
              <text:p text:style-name="P13">Otevře s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 + T</text:span></text:p>
            </table:table-cell>
            <table:table-cell table:style-name="Table12.A2" office:value-type="string">
              <text:p text:style-name="P13">Otevře se postranní lišta Styly</text:p>
            </table:table-cell>
          </table:table-row>
        </table:table>
        <text:p text:style-name="P31"><text:span text:style-name="Emphasis"/></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Vzorce jako samostatné dokumenty nebo soubory<text:tab/>5</text:a></text:p>
            <text:p text:style-name="P77"><text:a xlink:type="simple" xlink:href="#__RefHeading__31100_829629078" text:style-name="Index_20_Link" text:visited-style-name="Index_20_Link">Vzorce v dokumentech aplikace LibreOffice<text:tab/>6</text:a></text:p>
            <text:p text:style-name="P76"><text:a xlink:type="simple" xlink:href="#__RefHeading__5648_1566568644" text:style-name="Index_20_Link" text:visited-style-name="Index_20_Link">Tvorba vzorců<text:tab/>7</text:a></text:p>
            <text:p text:style-name="P77"><text:a xlink:type="simple" xlink:href="#__RefHeading__36634_314314075" text:style-name="Index_20_Link" text:visited-style-name="Index_20_Link">Postranní lišta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Značkovací jazyk<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Používání značkovacího jazyka<text:tab/>9</text:a></text:p>
            <text:p text:style-name="P78"><text:a xlink:type="simple" xlink:href="#__RefHeading__17849_1701520952" text:style-name="Index_20_Link" text:visited-style-name="Index_20_Link">Dialogové okno Symboly<text:tab/>9</text:a></text:p>
            <text:p text:style-name="P77"><text:a xlink:type="simple" xlink:href="#__RefHeading__38938_314314075" text:style-name="Index_20_Link" text:visited-style-name="Index_20_Link">Příklady vzorců<text:tab/>10</text:a></text:p>
            <text:p text:style-name="P76"><text:a xlink:type="simple" xlink:href="#__RefHeading__31094_829629078" text:style-name="Index_20_Link" text:visited-style-name="Index_20_Link">Úpravy vzorců<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Používání složených závorek<text:tab/>12</text:a></text:p>
            <text:p text:style-name="P77"><text:a xlink:type="simple" xlink:href="#__RefHeading__20883_1760461578" text:style-name="Index_20_Link" text:visited-style-name="Index_20_Link">Závorky (kulaté závorky) a matice<text:tab/>13</text:a></text:p>
            <text:p text:style-name="P77"><text:a xlink:type="simple" xlink:href="#__RefHeading__38940_314314075" text:style-name="Index_20_Link" text:visited-style-name="Index_20_Link">Nepárové závorky<text:tab/>13</text:a></text:p>
            <text:p text:style-name="P78"><text:a xlink:type="simple" xlink:href="#__RefHeading__17435_901305723" text:style-name="Index_20_Link" text:visited-style-name="Index_20_Link">Nezvětšující se závorky<text:tab/>13</text:a></text:p>
            <text:p text:style-name="P78"><text:a xlink:type="simple" xlink:href="#__RefHeading__17437_901305723" text:style-name="Index_20_Link" text:visited-style-name="Index_20_Link">Zvětšující se závorky<text:tab/>13</text:a></text:p>
            <text:p text:style-name="P77"><text:a xlink:type="simple" xlink:href="#__RefHeading__18187_270489466" text:style-name="Index_20_Link" text:visited-style-name="Index_20_Link">Rozpoznávání funkcí<text:tab/>14</text:a></text:p>
            <text:p text:style-name="P77"><text:a xlink:type="simple" xlink:href="#__RefHeading__38942_314314075" text:style-name="Index_20_Link" text:visited-style-name="Index_20_Link">Vzorce přes více řádků<text:tab/>14</text:a></text:p>
            <text:p text:style-name="P77"><text:a xlink:type="simple" xlink:href="#__RefHeading__20881_1760461578" text:style-name="Index_20_Link" text:visited-style-name="Index_20_Link">Přidávání mezí pro součtové/integrální příkazy<text:tab/>15</text:a></text:p>
            <text:p text:style-name="P77"><text:a xlink:type="simple" xlink:href="#__RefHeading__20885_1760461578" text:style-name="Index_20_Link" text:visited-style-name="Index_20_Link">Psaní derivací<text:tab/>15</text:a></text:p>
            <text:p text:style-name="P77"><text:a xlink:type="simple" xlink:href="#__RefHeading__39056_314314075" text:style-name="Index_20_Link" text:visited-style-name="Index_20_Link">Znaky značkovacího jazyka jako běžné znaky<text:tab/>15</text:a></text:p>
            <text:p text:style-name="P77"><text:a xlink:type="simple" xlink:href="#__RefHeading__39058_314314075" text:style-name="Index_20_Link" text:visited-style-name="Index_20_Link">Texty ve vzorcích<text:tab/>16</text:a></text:p>
            <text:p text:style-name="P77"><text:a xlink:type="simple" xlink:href="#__RefHeading__10683_2028479666" text:style-name="Index_20_Link" text:visited-style-name="Index_20_Link">Zarovnání vzorců pomocí znaku rovná se<text:tab/>17</text:a></text:p>
            <text:p text:style-name="P76"><text:a xlink:type="simple" xlink:href="#__RefHeading__18195_270489466" text:style-name="Index_20_Link" text:visited-style-name="Index_20_Link">Změna vzhledu vzorce<text:tab/>17</text:a></text:p>
            <text:p text:style-name="P77"><text:a xlink:type="simple" xlink:href="#__RefHeading__18197_270489466" text:style-name="Index_20_Link" text:visited-style-name="Index_20_Link">Velikost písma vzorce<text:tab/>17</text:a></text:p>
            <text:p text:style-name="P78"><text:a xlink:type="simple" xlink:href="#__RefHeading__59075_1675482542" text:style-name="Index_20_Link" text:visited-style-name="Index_20_Link">Současná velikost písma vzorce<text:tab/>17</text:a></text:p>
            <text:p text:style-name="P78"><text:a xlink:type="simple" xlink:href="#__RefHeading__59077_1675482542" text:style-name="Index_20_Link" text:visited-style-name="Index_20_Link">Výchozí velikost písma vzorce<text:tab/>18</text:a></text:p>
            <text:p text:style-name="P78"><text:a xlink:type="simple" xlink:href="#__RefHeading___Toc23719_290720014" text:style-name="Index_20_Link" text:visited-style-name="Index_20_Link">Možnosti velikosti písma<text:tab/>18</text:a></text:p>
            <text:p text:style-name="P77"><text:a xlink:type="simple" xlink:href="#__RefHeading__17201_270489466" text:style-name="Index_20_Link" text:visited-style-name="Index_20_Link">Písma ve vzorci<text:tab/>19</text:a></text:p>
            <text:p text:style-name="P78"><text:a xlink:type="simple" xlink:href="#__RefHeading__17261_1314189033" text:style-name="Index_20_Link" text:visited-style-name="Index_20_Link">Současné písmo vzorce<text:tab/>19</text:a></text:p>
            <text:p text:style-name="P78"><text:a xlink:type="simple" xlink:href="#__RefHeading__17263_1314189033" text:style-name="Index_20_Link" text:visited-style-name="Index_20_Link">Výchozí písmo vzorce<text:tab/>19</text:a></text:p>
            <text:p text:style-name="P78"><text:a xlink:type="simple" xlink:href="#__RefHeading___Toc23721_290720014" text:style-name="Index_20_Link" text:visited-style-name="Index_20_Link">Možnosti písma vzorce<text:tab/>20</text:a></text:p>
            <text:p text:style-name="P77"><text:a xlink:type="simple" xlink:href="#__RefHeading__40349_314314075" text:style-name="Index_20_Link" text:visited-style-name="Index_20_Link">Úprava rozestupů vzorců<text:tab/>21</text:a></text:p>
            <text:p text:style-name="P78"><text:a xlink:type="simple" xlink:href="#__RefHeading__18171_105502877" text:style-name="Index_20_Link" text:visited-style-name="Index_20_Link">Současné rozestupy vzorců<text:tab/>21</text:a></text:p>
            <text:p text:style-name="P78"><text:soft-page-break/><text:a xlink:type="simple" xlink:href="#__RefHeading__18173_105502877" text:style-name="Index_20_Link" text:visited-style-name="Index_20_Link">Výchozí rozestupy vzorců<text:tab/>21</text:a></text:p>
            <text:p text:style-name="P78"><text:a xlink:type="simple" xlink:href="#__RefHeading___Toc23723_290720014" text:style-name="Index_20_Link" text:visited-style-name="Index_20_Link">Možnosti rozestupů<text:tab/>21</text:a></text:p>
            <text:p text:style-name="P77"><text:a xlink:type="simple" xlink:href="#__RefHeading__18199_270489466" text:style-name="Index_20_Link" text:visited-style-name="Index_20_Link">Úprava zarovnání vzorců<text:tab/>23</text:a></text:p>
            <text:p text:style-name="P78"><text:a xlink:type="simple" xlink:href="#__RefHeading___Toc23725_290720014" text:style-name="Index_20_Link" text:visited-style-name="Index_20_Link">Současné zarovnání vzorců<text:tab/>23</text:a></text:p>
            <text:p text:style-name="P78"><text:a xlink:type="simple" xlink:href="#__RefHeading__18179_105502877" text:style-name="Index_20_Link" text:visited-style-name="Index_20_Link">Výchozí zarovnání vzorců<text:tab/>23</text:a></text:p>
            <text:p text:style-name="P77"><text:a xlink:type="simple" xlink:href="#__RefHeading__41599_314314075" text:style-name="Index_20_Link" text:visited-style-name="Index_20_Link">Úprava barvy vzorců<text:tab/>24</text:a></text:p>
            <text:p text:style-name="P78"><text:a xlink:type="simple" xlink:href="#__RefHeading___Toc23727_290720014" text:style-name="Index_20_Link" text:visited-style-name="Index_20_Link">Barva znaků<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Knihovna vzorců<text:tab/>24</text:a></text:p>
            <text:p text:style-name="P77"><text:a xlink:type="simple" xlink:href="#__RefHeading__20863_356159161" text:style-name="Index_20_Link" text:visited-style-name="Index_20_Link">Použití programu Math<text:tab/>24</text:a></text:p>
            <text:p text:style-name="P77"><text:a xlink:type="simple" xlink:href="#__RefHeading__20865_356159161" text:style-name="Index_20_Link" text:visited-style-name="Index_20_Link">Použití programů Writer, Calc, Draw nebo Impress<text:tab/>25</text:a></text:p>
            <text:p text:style-name="P77"><text:a xlink:type="simple" xlink:href="#__RefHeading__20867_356159161" text:style-name="Index_20_Link" text:visited-style-name="Index_20_Link">Používání vlastní knihovny vzorců<text:tab/>25</text:a></text:p>
            <text:p text:style-name="P76"><text:a xlink:type="simple" xlink:href="#__RefHeading__1942_3143140754167" text:style-name="Index_20_Link" text:visited-style-name="Index_20_Link">Vzorce v programu Writer<text:tab/>25</text:a></text:p>
            <text:p text:style-name="P77"><text:a xlink:type="simple" xlink:href="#__RefHeading__20887_1760461578" text:style-name="Index_20_Link" text:visited-style-name="Index_20_Link">Automatické číslování vzorců<text:tab/>26</text:a></text:p>
            <text:p text:style-name="P77"><text:a xlink:type="simple" xlink:href="#__RefHeading__22021_555494442" text:style-name="Index_20_Link" text:visited-style-name="Index_20_Link">Křížové odkazy<text:tab/>26</text:a></text:p>
            <text:p text:style-name="P77"><text:a xlink:type="simple" xlink:href="#__RefHeading__43953_666340315" text:style-name="Index_20_Link" text:visited-style-name="Index_20_Link">Ukotvení vzorců<text:tab/>27</text:a></text:p>
            <text:p text:style-name="P77"><text:a xlink:type="simple" xlink:href="#__RefHeading__43955_666340315" text:style-name="Index_20_Link" text:visited-style-name="Index_20_Link">Svislé zarovnání<text:tab/>28</text:a></text:p>
            <text:p text:style-name="P77"><text:a xlink:type="simple" xlink:href="#__RefHeading__43957_666340315" text:style-name="Index_20_Link" text:visited-style-name="Index_20_Link">Mezery mezi objekty<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Pozadí a ohraničení<text:tab/>29</text:a></text:p>
            <text:p text:style-name="P77"><text:a xlink:type="simple" xlink:href="#__RefHeading__25427_144202065" text:style-name="Index_20_Link" text:visited-style-name="Index_20_Link">Rychlé vkládání vzorců<text:tab/>31</text:a></text:p>
            <text:p text:style-name="P76"><text:a xlink:type="simple" xlink:href="#__RefHeading__1942_3143140754168" text:style-name="Index_20_Link" text:visited-style-name="Index_20_Link">Vzorce v programech Calc, Draw a Impress<text:tab/>31</text:a></text:p>
            <text:p text:style-name="P77"><text:a xlink:type="simple" xlink:href="#__RefHeading__105083_1944604369" text:style-name="Index_20_Link" text:visited-style-name="Index_20_Link">Ukotvení vzorců<text:tab/>31</text:a></text:p>
            <text:p text:style-name="P77"><text:a xlink:type="simple" xlink:href="#__RefHeading__18213_270489466" text:style-name="Index_20_Link" text:visited-style-name="Index_20_Link">Vlastnosti objektu vzorců<text:tab/>32</text:a></text:p>
            <text:p text:style-name="P77"><text:a xlink:type="simple" xlink:href="#__RefHeading__18217_270489466" text:style-name="Index_20_Link" text:visited-style-name="Index_20_Link">Vzorce v grafech<text:tab/>32</text:a></text:p>
            <text:p text:style-name="P76"><text:a xlink:type="simple" xlink:href="#__RefHeading__1942_314314075416869" text:style-name="Index_20_Link" text:visited-style-name="Index_20_Link">Přizpůsobení<text:tab/>32</text:a></text:p>
            <text:p text:style-name="P77"><text:a xlink:type="simple" xlink:href="#__RefHeading__23801_206425780" text:style-name="Index_20_Link" text:visited-style-name="Index_20_Link">Chemické vzorce<text:tab/>32</text:a></text:p>
            <text:p text:style-name="P77"><text:a xlink:type="simple" xlink:href="#__RefHeading__20869_1760461578" text:style-name="Index_20_Link" text:visited-style-name="Index_20_Link">Plovoucí dialogová okna<text:tab/>33</text:a></text:p>
            <text:p text:style-name="P77"><text:a xlink:type="simple" xlink:href="#__RefHeading__20149_246419687" text:style-name="Index_20_Link" text:visited-style-name="Index_20_Link">Přidání klávesových zkratek<text:tab/>34</text:a></text:p>
            <text:p text:style-name="P77"><text:a xlink:type="simple" xlink:href="#__RefHeading__15922_270489466" text:style-name="Index_20_Link" text:visited-style-name="Index_20_Link">Přizpůsobení katalogu<text:tab/>34</text:a></text:p>
            <text:p text:style-name="P78"><text:a xlink:type="simple" xlink:href="#__RefHeading__20126_206425780" text:style-name="Index_20_Link" text:visited-style-name="Index_20_Link">Přidání symbolů<text:tab/>34</text:a></text:p>
            <text:p text:style-name="P78"><text:a xlink:type="simple" xlink:href="#__RefHeading__43967_666340315" text:style-name="Index_20_Link" text:visited-style-name="Index_20_Link">Úprava symbolů<text:tab/>36</text:a></text:p>
            <text:p text:style-name="P78"><text:a xlink:type="simple" xlink:href="#__RefHeading___Toc23731_290720014" text:style-name="Index_20_Link" text:visited-style-name="Index_20_Link">Změna názvů symbolů<text:tab/>36</text:a></text:p>
            <text:p text:style-name="P78"><text:a xlink:type="simple" xlink:href="#__RefHeading___Toc23733_290720014" text:style-name="Index_20_Link" text:visited-style-name="Index_20_Link">Přesun symbolů<text:tab/>36</text:a></text:p>
            <text:p text:style-name="P78"><text:a xlink:type="simple" xlink:href="#__RefHeading___Toc23735_290720014" text:style-name="Index_20_Link" text:visited-style-name="Index_20_Link">Mazání symbolů<text:tab/>36</text:a></text:p>
            <text:p text:style-name="P78"><text:a xlink:type="simple" xlink:href="#__RefHeading__43969_666340315" text:style-name="Index_20_Link" text:visited-style-name="Index_20_Link">Možnosti editace symbolů<text:tab/>37</text:a></text:p>
            <text:p text:style-name="P77"><text:a xlink:type="simple" xlink:href="#__RefHeading__18185_270489466" text:style-name="Index_20_Link" text:visited-style-name="Index_20_Link">Rozestupy vzorců<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 a import<text:tab/>38</text:a></text:p>
            <text:p text:style-name="P77"><text:a xlink:type="simple" xlink:href="#__RefHeading__39697_1792826427" text:style-name="Index_20_Link" text:visited-style-name="Index_20_Link">Formát MathML<text:tab/>38</text:a></text:p>
            <text:p text:style-name="P77"><text:a xlink:type="simple" xlink:href="#__RefHeading__26052_206425780" text:style-name="Index_20_Link" text:visited-style-name="Index_20_Link">Formáty souborů Microsoft<text:tab/>38</text:a></text:p>
            <text:p text:style-name="P78"><text:a xlink:type="simple" xlink:href="#__RefHeading__26054_206425780" text:style-name="Index_20_Link" text:visited-style-name="Index_20_Link">[N]: Načtení a převod objektu<text:tab/>38</text:a></text:p>
            <text:p text:style-name="P78"><text:a xlink:type="simple" xlink:href="#__RefHeading__26056_206425780" text:style-name="Index_20_Link" text:visited-style-name="Index_20_Link">[U]: Převod a uložení objektu<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LibreOffice Math umožňuje vytvářet a upravovat vzorce (rovnice) ve formě symbolů, a to buď jako součást dokumentů LibreOffice nebo jako samostatné objekty; příklady vzorců jsou uvedeny níže. Pokud chceme získat číselné hodnoty pomocí vzorců, nalezneme příslušné informace v <text:span text:style-name="Emphasis">Průvodci programem Calc</text:span>. Program Math neprovádí žádné výpočty.</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Editor vzorců v Math používá ke znázornění vzorců značkovací jazyk. Tento značkovací jazyk je navržen tak, aby byl snadno čitelný. Pokud například použijeme ve vzorci <text:span text:style-name="Strong_20_Emphasis">a over b</text:span>, vytvoříme zlomek<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rostřednictvím programů LibreOffice Writer, Calc, Impress nebo Draw.</text:p>
      <text:h text:style-name="Heading_20_2" text:outline-level="2"><text:bookmark-start text:name="__RefHeading__36324_314314075"/>Vzorce jako samostatné dokumenty nebo soubory<text:bookmark-end text:name="__RefHeading__36324_314314075"/></text:h>
      <text:p text:style-name="Text_20_body">Chceme­‑li vytvořit vzorec jako samostatný dokument nebo soubor, otevřeme prázdný dokument vzorců v programu LibreOffice Math jedním z následujících způsobů (obrázek <text:span text:style-name="T9"><text:sequence-ref text:reference-format="value" text:ref-name="refFigure0">1</text:sequence-ref></text:span>):</text:p>
      <text:list xml:id="list1037880687" text:style-name="List_20_1">
        <text:list-item>
          <text:p text:style-name="List_20_1">V hlavní nabídce zvolíme <text:span text:style-name="Strong_20_Emphasis">Soubor &gt; Nový &gt; Vzorec</text:span>.</text:p>
        </text:list-item>
        <text:list-item>
          <text:p text:style-name="List_20_1">Na nástrojové liště Standardní klepneme na trojúhelník vpravo od ikony <text:span text:style-name="Strong_20_Emphasis">Nový</text:span> a zvolíme <text:span text:style-name="Strong_20_Emphasis">Vzorec</text:span>.</text:p>
        </text:list-item>
        <text:list-item>
          <text:p text:style-name="P127">Na úvodní obrazovce klepneme na <text:span text:style-name="Strong_20_Emphasis">Vzorec</text:span>.</text:p>
        </text:list-item>
        <text:list-item>
          <text:p text:style-name="P127">V programu LibreOffice Math použijeme klávesovou zkratku <text:span text:style-name="Emphasis">Ctrl + N</text:span>.</text:p>
        </text:list-item>
      </text:list>
      <text:p text:style-name="P64"><text:soft-page-break/><draw:frame draw:style-name="fr1" draw:name="Frame1" text:anchor-type="as-char" svg:width="15cm" draw:z-index="6"><draw:text-box fo:min-height="11.299cm"><text:p text:style-name="Caption"><draw:frame draw:style-name="fr6" draw:name="Image4" text:anchor-type="as-char" svg:width="15cm" style:rel-width="100%" svg:height="11.299cm" style:rel-height="scale" draw:z-index="7"><draw:image xlink:href="Pictures/1000000000000280000001E20C303E5EF9BAA6A5.png" xlink:type="simple" xlink:show="embed" xlink:actuate="onLoad" loext:mime-type="image/png"/></draw:frame><text:line-break/>Obrázek <text:sequence text:ref-name="refFigure0" text:name="Figure" text:formula="ooow:Figure+1" style:num-format="1">1</text:sequence>: Prázdný dokument vzorců v programu Math</text:p></draw:text-box></draw:frame></text:p>
      <text:p text:style-name="Text_20_body">Jakmile zadáme vzorec pomocí značkovacího jazyka v editoru vzorců, objeví se náhled vzorce v okně náhledu. Náhled se zobrazuje i během psaní vzorce. Pokud v hlavní nabídce <text:span text:style-name="Strong_20_Emphasis">Zobrazit</text:span> vybereme postranní lištu Prvky, objeví se na levé straně náhledového okna. Více informací o vytváření vzorců nalezneme v části „<text:span text:style-name="T43"><text:bookmark-ref text:reference-format="text" text:ref-name="__RefHeading__5648_1566568644">Vytváření vzorců</text:bookmark-ref></text:span>” na straně <text:span text:style-name="T43"><text:bookmark-ref text:reference-format="page" text:ref-name="__RefHeading__5648_1566568644">7</text:bookmark-ref></text:span>.</text:p>
      <text:h text:style-name="Heading_20_2" text:outline-level="2"><text:bookmark-start text:name="__RefHeading__31100_829629078"/>Vzorce v dokumentech aplikace LibreOffice<text:bookmark-end text:name="__RefHeading__31100_829629078"/></text:h>
      <text:p text:style-name="Text_20_body">Chceme-li vložit vzorec do dokumentu LibreOffice, otevřeme dokument v programu Writer, Calc, Draw nebo Impress. Abychom vložili vzorec, zvolíme odlišnou pozici kurzoru podle programu, který používáme.</text:p>
      <text:list xml:id="list73024719376135" text:continue-numbering="true" text:style-name="List_20_1">
        <text:list-item>
          <text:p text:style-name="List_20_1">V programu Writer klepneme do odstavce, kde chceme vložit vzorec.</text:p>
        </text:list-item>
        <text:list-item>
          <text:p text:style-name="List_20_1">V programu Calc klepneme do buňky, kde chceme vložit vzorec.</text:p>
        </text:list-item>
        <text:list-item>
          <text:p text:style-name="List_20_1">V programu Draw a Impress se vzorec vloží do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text:span text:style-name="Strong_20_Emphasis">OK</text:span> a otevře se editor vzorců. V levé části programu se zobrazí postranní lišta prvků. Zapnout nebo vypnout lištu můžeme v hlavní nabídce v položce <text:span text:style-name="Strong_20_Emphasis">Prvky</text:span>.</text:p>
      <text:p text:style-name="P29">Obrázek <text:span text:style-name="T17"><text:sequence-ref text:reference-format="value" text:ref-name="refFigure1">2</text:sequence-ref></text:span><text:span text:style-name="T17"><text:s/></text:span>zobrazuje příklad dokumentu Writer s vybraným polem vzorce připraveným pro zápis vzorce.</text:p>
      <text:p text:style-name="P62"><text:soft-page-break/><draw:frame draw:style-name="fr1" draw:name="Frame2" text:anchor-type="as-char" svg:width="16.328cm" draw:z-index="8"><draw:text-box fo:min-height="12.296cm"><text:p text:style-name="Caption"><draw:frame draw:style-name="fr6" draw:name="Image9" text:anchor-type="as-char" svg:width="16.328cm" style:rel-width="100%" svg:height="12.296cm" style:rel-height="scale" draw:z-index="9"><draw:image xlink:href="Pictures/1000000000000280000001E24FD21351E0200833.png" xlink:type="simple" xlink:show="embed" xlink:actuate="onLoad" loext:mime-type="image/png"/></draw:frame><text:line-break/>Obrázek <text:sequence text:ref-name="refFigure1" text:name="Figure" text:formula="ooow:Figure+1" style:num-format="1">2</text:sequence>: Prázdný vzorec v dokumentu programu Writer</text:p></draw:text-box></draw:frame></text:p>
      <text:p text:style-name="Text_20_body">Když ukončíme zadávání vzorce, můžeme editor zavřít buď stisknutím klávesy <text:span text:style-name="Keystroke">Esc</text:span> nebo klepnutím v dokumentu mimo vzorec. Poklepáním na objekt vzorce v dokumentu se znovu otevře editor vzorců a můžeme vzorec upravit.</text:p>
      <text:p text:style-name="Text_20_body">Vzorce se do dokumentů vkládají jako objekty OLE. Stejně jako u jakéhokoli objektu OLE můžeme změnit umístění v rámci dokumentu. Další informace o objektech OLE nalezneme v části „<text:span text:style-name="T20"><text:bookmark-ref text:reference-format="text" text:ref-name="__RefHeading__1942_3143140754167">Vzorce ve Writeru</text:bookmark-ref></text:span>” na straně <text:span text:style-name="T40"><text:bookmark-ref text:reference-format="page" text:ref-name="__RefHeading__1942_3143140754167">26</text:bookmark-ref></text:span>, „<text:span text:style-name="T20"><text:bookmark-ref text:reference-format="text" text:ref-name="__RefHeading__1942_3143140754168">Vzorce v Calc, Draw a Impress</text:bookmark-ref></text:span>” na straně <text:span text:style-name="T40"><text:bookmark-ref text:reference-format="page" text:ref-name="__RefHeading__1942_3143140754168">32</text:bookmark-ref></text:span> a v uživatelských příručkách Writer, Calc, Draw a Impress.</text:p>
      <text:p text:style-name="Text_20_body">Používáme-li vkládání vzorců často, můžeme na Standardní nástrojové liště přidat tlačítko Vzorec nebo můžeme vytvořit klávesovou zkratku. Více informací nalezneme v části „<text:span text:style-name="T9"><text:bookmark-ref text:reference-format="text" text:ref-name="__RefHeading__1942_314314075416869">Přizpůsobení</text:bookmark-ref></text:span>” na straně <text:span text:style-name="T40"><text:bookmark-ref text:reference-format="page" text:ref-name="__RefHeading__1942_314314075416869">33</text:bookmark-ref></text:span><text:span text:style-name="T18"><text:s/></text:span>.</text:p>
      <text:h text:style-name="P87" text:outline-level="1"><text:bookmark-start text:name="__RefHeading__5648_1566568644"/>Tvorba vzorců<text:bookmark-end text:name="__RefHeading__5648_1566568644"/></text:h>
      <text:p text:style-name="Text_20_body">Vzorec můžeme vložit jedním z těchto způsobů:</text:p>
      <text:list xml:id="list73026342737095" text:continue-numbering="true" text:style-name="List_20_1">
        <text:list-item>
          <text:p text:style-name="P128">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73025648119871" text:continue-list="list3920137530" text:style-name="Heading_20_Note">
        <text:list-item>
          <text:p text:style-name="P102"><text:soft-page-break/>Poznámka</text:p>
        </text:list-item>
      </text:list>
      <text:p text:style-name="P47">Použití postranní lišty Prvky nebo kontextových nabídek pro vložení vzorce představuje pohodlný způsob, jak se naučit značkovací jazyk používaný v programu Math.</text:p>
      <text:list xml:id="list3425147790" text:style-name="Heading_20_Tip">
        <text:list-item>
          <text:p text:style-name="P122">Tip</text:p>
        </text:list-item>
      </text:list>
      <text:p text:style-name="Text_20_Note">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 &gt; LibreOffice &gt; obecné</text:span> a vybereme <text:span text:style-name="Strong_20_Emphasis">Rozšířené </text:span> <text:span text:style-name="Strong_20_Emphasis">tipy</text:span> v sekci <text:span text:style-name="Emphasis">Nápověda</text:span>.</text:p>
      <text:h text:style-name="Heading_20_2" text:outline-level="2"><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326566503" text:style-name="Numbering_20_1">
        <text:list-item text:start-value="1">
          <text:p text:style-name="Numbering_20_1">V hlavní nabídce vybereme položku <text:span text:style-name="Strong_20_Emphasis">Zobrazit &gt; Prvky</text:span> a otevře se <text:alphabetical-index-mark-start text:id="IMark497300760" text:key1="equation editor"/>Postranní lišta Prvky<text:alphabetical-index-mark-end text:id="IMark497300760"/> (obrázek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73026102831373" text:continue-numbering="true" text:style-name="Numbering_20_1">
        <text:list-item>
          <text:p text:style-name="P135">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list xml:id="list73025489529210" text:continue-list="list73025648119871" text:style-name="Heading_20_Note">
        <text:list-item>
          <text:p text:style-name="P103">Poznámka</text:p>
        </text:list-item>
      </text:list>
      <text:p text:style-name="P15">Postranní lišta Prvky může být buď plovoucím oknem, jak zobrazuje obrázek <text:span text:style-name="T21"><text:sequence-ref text:reference-format="value" text:ref-name="refFigure2">3</text:sequence-ref></text:span>, nebo být umístěna vlevo od editoru vzorců, jak zobrazuje obrázek <text:span text:style-name="T21"><text:sequence-ref text:reference-format="value" text:ref-name="refFigure0">1</text:sequence-ref></text:span><text:span text:style-name="T21"><text:s/></text:span>a obrázek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Editor vzorců také umožňuje přístup ke kategoriím a symbolům prostřednictvím místní nabídky. Tu otevřeme pravým tlačítkem myši v editoru vzorců. Vybereme kategorii a z podřízené nabídky vybereme příkaz značkovacího jazyka, který chceme použít. Příklad je zobrazen na obrázku <text:span text:style-name="T22"><text:sequence-ref text:reference-format="value" text:ref-name="refFigure3">4</text:sequence-ref></text:span>.</text:p>
      <text:list xml:id="list73024950923845" text:continue-numbering="true" text:style-name="Heading_20_Note">
        <text:list-item>
          <text:p text:style-name="P104"><text:soft-page-break/>Poznámka</text:p>
        </text:list-item>
      </text:list>
      <text:p text:style-name="Text_20_Note">Postranní lišta Prvky a místní nabídka obsahují pouze nejběžnější příkazy, které se používají ve vzorcích. U některých zřídka používaných příkazů musíme vždy zadat příkaz pomocí značkovacího jazyka. Úplný seznam příkazů nalezneme v části <text:span text:style-name="Emphasis">Dodatek A: Přehled příkazů</text:span> v <text:span text:style-name="Emphasis">Příručce Math</text:span>.</text:p>
      <text:p text:style-name="Figure"><draw:frame draw:style-name="fr4" draw:name="Frame6" text:anchor-type="as-char" svg:width="8.28cm" draw:z-index="14"><draw:text-box fo:min-height="11.88cm"><text:p text:style-name="Caption"><draw:frame draw:style-name="fr6" draw:name="Image26" text:anchor-type="as-char" svg:width="8.28cm" style:rel-width="100%" svg:height="11.88cm" style:rel-height="scale" draw:z-index="15"><draw:image xlink:href="Pictures/1000020000000139000001C1B7C1D58B5D69B207.png" xlink:type="simple" xlink:show="embed" xlink:actuate="onLoad" loext:mime-type="image/png"/></draw:frame><text:line-break/>Obrázek <text:sequence text:ref-name="refFigure3" text:name="Figure" text:formula="ooow:Figure+1" style:num-format="1">4</text:sequence>: Místní nabídka v editoru vzorců</text:p></draw:text-box></draw:frame></text:p>
      <text:h text:style-name="Heading_20_2" text:outline-level="2"><text:bookmark-start text:name="__RefHeading__38936_314314075"/>Značkovací jazyk<text:bookmark-end text:name="__RefHeading__38936_314314075"/></text:h>
      <text:p text:style-name="P73"><text:alphabetical-index-mark-start text:id="IMark498915928" text:key1="equation editor"/><text:alphabetical-index-mark text:string-value="matematické značky"/>Značkovací jazyk<text:alphabetical-index-mark-end text:id="IMark498915928"/> se zadává přímo do editoru vzorců. Například zadáním <text:span text:style-name="Code">5 times 4</text:span> do editoru vzorců se vytvoří jednoduchý vzorec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Pokud  značkovací jazyk známe, je to nejrychlejší způsob, jak vkládat vzorce. Tabulka <text:span text:style-name="T9"><text:sequence-ref text:reference-format="value" text:ref-name="refTable0">1</text:sequence-ref></text:span><text:span text:style-name="T9"><text:s/></text:span>ukazuje několik příkladů použití značkovacího jazyka k zadávání příkazů. Kompletní seznam příkazů, které lze použít v editoru vzorců nalezneme v Příloze A: Přehled příkazů příručky <text:span text:style-name="Emphasis">Průvodce programem Math</text:span>.</text:p>
      <text:p text:style-name="P49">Tabulka <text:sequence text:ref-name="refTable0" text:name="Table" text:formula="ooow:Table+1" style:num-format="1">1</text:sequence>: Ukázka příkazů za použití značkovacího jazyka</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text:soft-page-break/>Řecké znaky<text:bookmark-end text:name="__RefHeading__20865_1760461578"/></text:h>
      <text:h text:style-name="Heading_20_3" text:outline-level="3"><text:bookmark-start text:name="__RefHeading__17847_1701520952"/>Používání značkovacího jazyka<text:bookmark-end text:name="__RefHeading__17847_1701520952"/></text:h>
      <text:p text:style-name="P21">Řecká písmena se běžně používají ve vzorcích, ale řecké znaky nelze vložit do vzorce pomocí postranní lišty Prvky nebo místní nabídky.. Řecké znaky do vzorce zadáme pomocí jejich anglických názvů. Seznam řeckých znaků, které lze zadat pomocí značkovacího jazyka, je uveden v Příloze A: <text:span text:style-name="Emphasis">Přehled příkazů</text:span> příručky <text:span text:style-name="Emphasis">Průvodce programem Math</text:span>.</text:p>
      <text:list xml:id="list73025012756112" text:continue-list="list73026342737095" text:style-name="List_20_1">
        <text:list-item>
          <text:p text:style-name="List_20_1">Řecký znak malým písmem zadáme jako znak procenta %, po kterém následuje název znaku malými písmeny pomocí anglického názvu. Například zadáním %lambda se vytvoří řecké písmeno λ.</text:p>
        </text:list-item>
        <text:list-item>
          <text:p text:style-name="List_20_1">Řecký znak VELKÝM písmem zadáme jako znak procenta %, po kterém následuje název znaku VELKÝMI písmeny pomocí anglického názvu. Například zadáním %LAMBDA se vytvoří řecké písmeno Λ.</text:p>
        </text:list-item>
        <text:list-item>
          <text:p text:style-name="List_20_1">Řecký znak psaný <text:span text:style-name="Emphasis">ikurzívou</text:span> zadáme jako znak procenta %, po které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3"><text:bookmark-start text:name="__RefHeading__17849_1701520952"/>Dialogové okno Symboly<text:bookmark-end text:name="__RefHeading__17849_1701520952"/></text:h>
      <text:p text:style-name="Text_20_body">Řecké znaky lze také zadat do vzorce pomocí dialogového okna Symboly.</text:p>
      <text:list xml:id="list73025712319636" text:continue-list="list73026102831373" text:style-name="Numbering_20_1">
        <text:list-item text:start-value="1">
          <text:p text:style-name="Numbering_20_1">Ujistíme se, že je kurzor v editoru vzorců na správném místě.</text:p>
        </text:list-item>
        <text:list-item>
          <text:p text:style-name="Numbering_20_1">V hlavní nabídce zvolíme <text:span text:style-name="Strong_20_Emphasis">Nástroje &gt; Symboly</text:span> nebo klepneme na ikonu <text:span text:style-name="Strong_20_Emphasis">Symboly</text:span> v nástrojové liště Nástroje. V obou případech se otevře dialogové okno symboly (obrázek <text:span text:style-name="T23"><text:sequence-ref text:reference-format="value" text:ref-name="refFigure4">5</text:sequence-ref></text:span>).</text:p>
        </text:list-item>
        <text:list-item>
          <text:p text:style-name="Numbering_20_1">Z rozevíracího seznamu <text:span text:style-name="Emphasis">Sada symbolů</text:span> vybereme možnost <text:span text:style-name="Emphasis">Řecky</text:span>. <text:span text:style-name="Emphasis">Kurzívu</text:span> vybereme z rozevíracího seznamu jako volbu <text:span text:style-name="Emphasis">iŘecky</text:span>.</text:p>
        </text:list-item>
        <text:list-item>
          <text:p text:style-name="Numbering_20_1">Vybereme řecký znak ze seznamu symbolů, poté klepneme na tlačítko <text:span text:style-name="Strong_20_Emphasis">Vložit</text:span>. Při výběru se pod seznamem symbolů zobrazí jméno řeckého znaku.</text:p>
        </text:list-item>
        <text:list-item>
          <text:p text:style-name="Numbering_20_1">Pokud jsme zadávání řeckých znaků do vzorce dokončili, klepneme na <text:span text:style-name="Strong_20_Emphasis">Zavřít</text:span>.</text:p>
        </text:list-item>
      </text:list>
      <text:p text:style-name="Figure"><draw:frame draw:style-name="fr1" draw:name="Frame4" text:anchor-type="as-char" svg:width="10.37cm" draw:z-index="27"><draw:text-box fo:min-height="8.597cm"><text:p text:style-name="Caption"><draw:frame draw:style-name="fr6" draw:name="Image10" text:anchor-type="as-char" svg:width="10.37cm" style:rel-width="100%" svg:height="8.597cm" style:rel-height="scale" draw:z-index="28"><draw:image xlink:href="Pictures/10000000000001880000014558AF20E019BD241D.png" xlink:type="simple" xlink:show="embed" xlink:actuate="onLoad" loext:mime-type="image/png"/></draw:frame><text:line-break/>Obrázek <text:sequence text:ref-name="refFigure4" text:name="Figure" text:formula="ooow:Figure+1" style:num-format="1">5</text:sequence>: Dialogové okno Symboly</text:p></draw:text-box></draw:frame></text:p>
      <text:h text:style-name="Heading_20_2" text:outline-level="2"><text:bookmark-start text:name="__RefHeading__38938_314314075"/><text:soft-page-break/>Příklady vzorců<text:bookmark-end text:name="__RefHeading__38938_314314075"/></text:h>
      <text:p text:style-name="Definition_20_Term"><text:bookmark-start text:name="__RefHeading__17851_1701520952"/>Příklad 1<text:bookmark-end text:name="__RefHeading__17851_1701520952"/></text:p>
      <text:p text:style-name="Text_20_body">Jednoduchý vzorec <draw:frame draw:style-name="fr13" draw:name="Object15" text:anchor-type="as-char" svg:y="-0.377cm" svg:width="1.009cm" svg:height="0.467cm" draw:z-index="29"><draw:object xlink:href="./Object 42" xlink:type="simple" xlink:show="embed" xlink:actuate="onLoad"/><draw:image xlink:href="./ObjectReplacements/Object 42" xlink:type="simple" xlink:show="embed" xlink:actuate="onLoad"/></draw:frame><text:s/>lze pomocí programu LibreOffice Math vytvořit následovně:</text:p>
      <text:list xml:id="list73026100339420" text:continue-list="list7302571231963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3589081317" text:style-name="List_20_2">
        <text:list-item>
          <text:p text:style-name="List_20_2">V postranní liště Prvky vybereme  z rozevíracího seznamu položku <text:span text:style-name="Strong_20_Emphasis">Unární/binární operátory</text:span> a klepneme na ikonu <text:span text:style-name="Strong_20_Emphasis">Násobení</text:span> <draw:frame draw:style-name="fr10" draw:name="Image18" text:anchor-type="as-char" svg:width="1cm" svg:height="0.446cm" draw:z-index="30"><draw:image xlink:href="Pictures/10000000000000380000001919D6FFD8D15CB458.png" xlink:type="simple" xlink:show="embed" xlink:actuate="onLoad" loext:mime-type="image/png"/></draw:frame>.</text:p>
        </text:list-item>
        <text:list-item>
          <text:p text:style-name="List_20_2">V editoru vzorců klepneme pravým tlačítkem myši a z místní nabídky zvolíme <text:span text:style-name="Strong_20_Emphasis">Unární/binární operátory &gt; a times b</text:span>.</text:p>
        </text:list-item>
        <text:list-item>
          <text:p text:style-name="List_20_2">Použijeme značkovací jazyk a  v editoru vzorců napíšeme <text:span text:style-name="Code">5 times 4</text:span>.</text:p>
        </text:list-item>
      </text:list>
      <text:list xml:id="list73024917906295" text:continue-list="list73026100339420" text:style-name="Numbering_20_1">
        <text:list-header>
          <text:p text:style-name="Numbering_20_1">První dva způsoby umístí do editoru vzorů text vzorce <text:span text:style-name="Code">&lt;?&gt; times &lt;?&gt;</text:span> a v dokumentu se objeví symbol <draw:frame draw:style-name="fr10" draw:name="Image6" text:anchor-type="as-char" svg:width="1cm" svg:height="0.446cm" draw:z-index="31"><draw:image xlink:href="Pictures/10000000000000380000001919D6FFD8D15CB458.png" xlink:type="simple" xlink:show="embed" xlink:actuate="onLoad" loext:mime-type="image/png"/></draw:frame><text:s/>. Třetí způsob používá značkovací jazyk v editoru vzorců, umístí vzorec<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 přímo do dokumentu a není třeba provádět další kroky.</text:p>
        </text:list-header>
        <text:list-item>
          <text:p text:style-name="Numbering_20_1">V editoru vzorců vybereme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 editoru vzorců vybereme druhý zástupný znak <text:span text:style-name="Code">&lt;?&gt;</text:span> za slovem <text:span text:style-name="Code">times</text:span> a nahradíme jej číslem <text:span text:style-name="Code">4</text:span>. Vzorec v dokumentu se automaticky aktualizuje.</text:p>
        </text:list-item>
      </text:list>
      <text:list xml:id="list73026422932762" text:continue-list="list3425147790" text:style-name="Heading_20_Tip">
        <text:list-item>
          <text:p text:style-name="P123">Tip</text:p>
        </text:list-item>
      </text:list>
      <text:p text:style-name="P46">Z jednoho zástupného znaku se ve vzorci posuneme na další zástupný znak pomocí klávesy <text:span text:style-name="Keystroke">F4</text:span>. Ze zástupného znaku se posuneme na předchozí zástupný znak ve vzorci pomocí klávesy <text:span text:style-name="Keystroke">Shift</text:span><text:span text:style-name="Emphasis"> + </text:span><text:span text:style-name="Keystroke">F4</text:span>.</text:p>
      <text:list xml:id="list73025203825184" text:continue-list="list73024950923845" text:style-name="Heading_20_Note">
        <text:list-item>
          <text:p text:style-name="P105">Poznámka</text:p>
        </text:list-item>
      </text:list>
      <text:p text:style-name="P35">Pokud je to třeba, můžeme zabránit automatické aktualizaci vzorce v dokumentu. V hlavní nabídce zvolíme <text:span text:style-name="Strong_20_Emphasis">Zobrazit</text:span> a odznačíme volbu <text:span text:style-name="Strong_20_Emphasis">Automatická aktualizace zobrazení</text:span>. Chceme-li aktualizovat vzorec ručně, stiskneme klávesu <text:span text:style-name="Keystroke">F9</text:span> nebo zvolíme <text:span text:style-name="Strong_20_Emphasis">Zobrazit &gt; Aktualizovat</text:span> v hlavní nabídce.</text:p>
      <text:p text:style-name="Definition_20_Term"><text:bookmark-start text:name="__RefHeading___Toc23717_290720014"/>Příklad 2<text:bookmark-end text:name="__RefHeading___Toc23717_290720014"/></text:p>
      <text:p text:style-name="Text_20_body">Chceme zadat vzorec<draw:frame draw:style-name="fr13" draw:name="Object17" text:anchor-type="as-char" svg:y="-0.377cm" svg:width="2.605cm" svg:height="0.467cm" draw:z-index="32"><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a se symbolem <text:span text:style-name="Code">Je podobné nebo rovno</text:span>  <text:span text:style-name="T25"><draw:frame draw:style-name="fr13" draw:name="Object18" text:anchor-type="as-char" svg:y="-0.377cm" svg:width="0.556cm" svg:height="0.467cm" draw:z-index="33"><draw:object xlink:href="./Object 49" xlink:type="simple" xlink:show="embed" xlink:actuate="onLoad"/><draw:image xlink:href="./ObjectReplacements/Object 49" xlink:type="simple" xlink:show="embed" xlink:actuate="onLoad"/></draw:frame></text:span>.</text:p>
      <text:list xml:id="list73025705333011" text:continue-list="list73024917906295" text:style-name="Numbering_20_1">
        <text:list-item text:start-value="1">
          <text:p text:style-name="Numbering_20_1">Ujistíme se, že kurzor je v editoru vzorců.</text:p>
        </text:list-item>
        <text:list-item>
          <text:p text:style-name="Numbering_20_1">Do editoru vzorců zadáme <text:span text:style-name="Code">%pi</text:span> a objeví se řecký znak pí (π).</text:p>
        </text:list-item>
        <text:list-item>
          <text:p text:style-name="Numbering_20_1">Vybereme kategorii <text:span text:style-name="Strong_20_Emphasis">Relace</text:span> a symbol <text:span text:style-name="Strong_20_Emphasis">Je podobné nebo rovno</text:span> jedním ze dvou způsobů:</text:p>
        </text:list-item>
      </text:list>
      <text:list xml:id="list73024788214713" text:continue-list="list3589081317" text:style-name="List_20_2">
        <text:list-item>
          <text:p text:style-name="List_20_2">V postranní liště Prvky vybereme z rozevíracího seznamu <text:span text:style-name="Strong_20_Emphasis">Relace</text:span> a poté vybereme ikonu <text:span text:style-name="Strong_20_Emphasis">Je podobné nebo rovno</text:span><draw:frame draw:style-name="fr10" draw:name="Image21" text:anchor-type="as-char" svg:width="1cm" svg:height="0.4cm" draw:z-index="34"><draw:image xlink:href="Pictures/100000000000003700000016ED7DD3C2707B8F2B.png" xlink:type="simple" xlink:show="embed" xlink:actuate="onLoad" loext:mime-type="image/png"/></draw:frame>.</text:p>
        </text:list-item>
        <text:list-item>
          <text:p text:style-name="List_20_2">V editoru vzorců klepneme pravým tlačítkem myši a z místní nabídky vybereme <text:span text:style-name="Strong_20_Emphasis">Relace &gt; a simeq b</text:span>.</text:p>
        </text:list-item>
      </text:list>
      <text:list xml:id="list73026601122045" text:continue-list="list73025705333011"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text:soft-page-break/>V editoru vzorců vybereme druhý zástupný znak <text:span text:style-name="Code">&lt;?&gt;</text:span> po slově <text:span text:style-name="Code">simeq</text:span> a nahradíme jej číslem <text:span text:style-name="Code">3.14159</text:span>. Vzorec<text:span text:style-name="T26"><draw:frame draw:style-name="fr13" draw:name="Object19" text:anchor-type="as-char" svg:y="-0.377cm" svg:width="2.605cm" svg:height="0.467cm" draw:z-index="35"><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1"><text:bookmark-start text:name="__RefHeading__31094_829629078"/>Úpravy vzorců<text:bookmark-end text:name="__RefHeading__31094_829629078"/></text:h>
      <text:p text:style-name="Text_20_body">Způsob úpravy vzorce a přepnutí do režimu úpravy vzorce závisí na tom, zda je vzorec v programu Math nebo jiném modulu LibreOffice.</text:p>
      <text:list xml:id="list73026305694704" text:continue-list="list73026601122045" text:style-name="Numbering_20_1">
        <text:list-item text:start-value="1">
          <text:p text:style-name="Numbering_20_1">V programu Math dvakrát poklepeme na prvek vzorce ve vzorci, který se objeví v okně náhledu a tím vybereme prvek vzorce v editoru vzorců, nebo přímo vybereme prvek vzorce v editoru vzorců.</text:p>
        </text:list-item>
        <text:list-item>
          <text:p text:style-name="Numbering_20_1">V programu Writer, Calc, Impress nebo Draw dvakrát klepneme na vzorec nebo klepneme pravým tlačítkem na vzorec a vybereme z místní nabídky <text:span text:style-name="Strong_20_Emphasis">Upravit</text:span>. Otevře se editor vzorců v režimu úprav. Kurzor je v editoru vzorců umístěn na začátku vzorce.</text:p>
        </text:list-item>
      </text:list>
      <text:list xml:id="list73026046172914" text:continue-list="list73025203825184" text:style-name="Heading_20_Note">
        <text:list-item>
          <text:p text:style-name="P106">Poznámka</text:p>
        </text:list-item>
      </text:list>
      <text:p text:style-name="Text_20_Note">Pokud nemůžeme vybrat prvek vzorce za použití kurzoru, klepneme na ikonu <text:span text:style-name="Strong_20_Emphasis">Kurzor pro vzorce</text:span> na nástrojové liště Standardní a tím kurzor aktivujeme.</text:p>
      <text:list xml:id="list73025723035411" text:continue-list="list73026305694704" text:style-name="Numbering_20_1">
        <text:list-item>
          <text:p text:style-name="Numbering_20_1">Prvek vzorce, který chceme změnit, vybereme jedním z těchto způsobů:</text:p>
        </text:list-item>
      </text:list>
      <text:list xml:id="list73026136341124" text:continue-list="list73024788214713" text:style-name="List_20_2">
        <text:list-item>
          <text:p text:style-name="List_20_2">V okně náhledu klep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Prvek vzorce v editoru vzorců vybereme dvojitým klepnutím.</text:p>
        </text:list-item>
      </text:list>
      <text:list xml:id="list73026445716205" text:continue-list="list73025723035411" text:style-name="Numbering_20_1">
        <text:list-item>
          <text:p text:style-name="Numbering_20_1">Provedeme změny vybraného prvku vzorce.</text:p>
        </text:list-item>
        <text:list-item>
          <text:p text:style-name="Numbering_20_1">V hlavní nabídce zvolíme <text:span text:style-name="Strong_20_Emphasis">Zobrazit &gt; Aktualizovat</text:span> nebo stiskneme klávesu <text:span text:style-name="Keystroke">F9</text:span> nebo klepneme na ikonu <text:span text:style-name="Strong_20_Emphasis">Aktualizovat</text:span> na nástrojové liště Nástroje. Vzorec v náhledovém okně nebo v dokumentu se aktualizuje.</text:p>
        </text:list-item>
        <text:list-item>
          <text:p text:style-name="Numbering_20_1">V programu Math po ukončení editace vzorce uložíme změny.</text:p>
          <text:p text:style-name="Numbering_20_1">V programu Writer, Calc, Impress nebo Draw opustíme režim úprav poklepáním na libovolné místo v dokumentu mimo vzorce, a poté dokument uložíme. Tím zároveň uložíme změny do vzorce.</text:p>
        </text:list-item>
      </text:list>
      <text:h text:style-name="Heading_20_1" text:outline-level="1"><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programu Math nebo v dokumentu.</text:p>
      <text:h text:style-name="P93" text:outline-level="2"><text:bookmark-start text:name="__RefHeading__20875_1760461578"/>Používání složených závorek<text:bookmark-end text:name="__RefHeading__20875_1760461578"/></text:h>
      <text:p text:style-name="Text_20_body">Aplikace Math neví nic o pořadí operací ve vzorci. Je nutné použít <text:alphabetical-index-mark-start text:id="IMark356407208" text:key1="equation editor"/><text:alphabetical-index-mark text:string-value="závorky (Math)"/>závorky<text:alphabetical-index-mark-end text:id="IMark356407208"/>  (složené závorky), abychom určili pořadí operací, které se vyskytují ve vzorci. Následující příklady ukazují, jak mohou být závorky ve vzorci použity.</text:p>
      <text:p text:style-name="Definition_20_Term">Příklad 1</text:p>
      <text:p text:style-name="Text_20_body_20_indent"><text:span text:style-name="Code">2 over x + 1</text:span> dává výsledek<text:span text:style-name="T27"><draw:frame draw:style-name="fr13" draw:name="Object21" text:anchor-type="as-char" svg:y="-0.619cm" svg:width="1.018cm" svg:height="1cm" draw:z-index="36"><draw:object xlink:href="./Object 59" xlink:type="simple" xlink:show="embed" xlink:actuate="onLoad"/><draw:image xlink:href="./ObjectReplacements/Object 59" xlink:type="simple" xlink:show="embed" xlink:actuate="onLoad"/></draw:frame></text:span></text:p>
      <text:p text:style-name="Text_20_body_20_indent"><text:soft-page-break/>Math určil, že 2 před slovem over a x po něm patří ke zlomku, a tak jej i zobrazil. Chceme-li, aby byl jmenovatel x+1 namísto x, musíme jej ohraničit pomocí závorek.</text:p>
      <text:p text:style-name="P51">Vložíme-li závorky do <text:span text:style-name="Code">2 over {x + 1}</text:span>, dostaneme výsledek<text:span text:style-name="T28"><draw:frame draw:style-name="fr13" draw:name="Object22" text:anchor-type="as-char" svg:y="-0.619cm" svg:width="1.018cm" svg:height="0.998cm" draw:z-index="37"><draw:object xlink:href="./Object 60" xlink:type="simple" xlink:show="embed" xlink:actuate="onLoad"/><draw:image xlink:href="./ObjectReplacements/Object 60" xlink:type="simple" xlink:show="embed" xlink:actuate="onLoad"/></draw:frame></text:span>, kde je nyní x+1 jmenovatelem.</text:p>
      <text:p text:style-name="Definition_20_Term">Příklad 2</text:p>
      <text:p text:style-name="P51"><text:span text:style-name="Code">– 1 over 2</text:span> dává výsledek<text:span text:style-name="T14"><draw:frame draw:style-name="fr13" draw:name="Object23" text:anchor-type="as-char" svg:y="-0.619cm" svg:width="0.803cm" svg:height="1cm" draw:z-index="38"><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programu Math určili, že znaky patří k sobě.</text:p>
      <text:p text:style-name="P58">Přidání závorek <text:span text:style-name="T3"><text:s/></text:span>ve značkovacím jazyce<text:span text:style-name="Code"> – {1 over 2}</text:span> dává výsledek<text:span text:style-name="Code"><text:span text:style-name="T13"><draw:frame draw:style-name="fr13" draw:name="Object24" text:anchor-type="as-char" svg:y="-0.619cm" svg:width="0.799cm" svg:height="1cm" draw:z-index="39"><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ve značkovacím jazyce použity závorky, určují rozvržení vzorce a nezobrazují se ani netisknou. Chceme-li  ve vzorci použít závorky, použijeme příkazy značkovacího jazyka <text:span text:style-name="Code">lbrace</text:span> a <text:span text:style-name="Code">rbrace</text:span>.</text:p>
      <text:p text:style-name="P51"><text:span text:style-name="Code">x over {–x + 1}</text:span> dává výsledek<text:span text:style-name="Code"><text:span text:style-name="T12"><draw:frame draw:style-name="fr13" draw:name="Object20" text:anchor-type="as-char" svg:y="-0.619cm" svg:width="1.319cm" svg:height="0.998cm" draw:z-index="40"><draw:object xlink:href="./Object 63" xlink:type="simple" xlink:show="embed" xlink:actuate="onLoad"/><draw:image xlink:href="./ObjectReplacements/Object 63" xlink:type="simple" xlink:show="embed" xlink:actuate="onLoad"/></draw:frame></text:span></text:span></text:p>
      <text:p text:style-name="P51">Nahradíme závorky pomocí příkazu značkovacího jazyka lbrace a rbrace. Napíšeme <text:span text:style-name="Code">x over lbrace –x + 1 rbrace</text:span> a výsledek je<text:span text:style-name="Code"><text:span text:style-name="T12"><draw:frame draw:style-name="fr13" draw:name="Object25" text:anchor-type="as-char" svg:y="-0.619cm" svg:width="1.612cm" svg:height="1.021cm" draw:z-index="41"><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Závorky (kulaté závorky) a matice<text:bookmark-end text:name="__RefHeading__20883_1760461578"/></text:h>
      <text:p text:style-name="P69">Chceme-li ve vzorci použít mati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3" draw:name="Object26" text:anchor-type="as-char" svg:y="-0.593cm" svg:width="1.048cm" svg:height="1.009cm" draw:z-index="42"><draw:object xlink:href="./Object 65" xlink:type="simple" xlink:show="embed" xlink:actuate="onLoad"/><draw:image xlink:href="./ObjectReplacements/Object 65" xlink:type="simple" xlink:show="embed" xlink:actuate="onLoad"/></draw:frame></text:span></text:span>, kde jsou řádky odděleny dvěma znaky křížku (##) a položky v každém řádku jsou odděleny jedním znakem křížku (#).</text:p>
      <text:p text:style-name="Text_20_body">Použijete-li v matici závorky, za normálních okolností se nezvětšují tak, jako se zvětšuje matice. Například <text:span text:style-name="Code">( matrix { a # b ## c # d } )</text:span> dává výsledek<text:span text:style-name="Code"><draw:frame draw:style-name="fr13" draw:name="Object27" text:anchor-type="as-char" svg:y="-0.593cm" svg:width="1.369cm" svg:height="1.009cm" draw:z-index="43"><draw:object xlink:href="./Object 66" xlink:type="simple" xlink:show="embed" xlink:actuate="onLoad"/><draw:image xlink:href="./ObjectReplacements/Object 66" xlink:type="simple" xlink:show="embed" xlink:actuate="onLoad"/></draw:frame></text:span></text:p>
      <text:p text:style-name="P27">Problém závorek s maticí řeší LibreOffice Math pomocí zvětšujících se závorek, které se zvětšují tak, aby velikost odpovídaly velikosti matice. Zvětšující se závorky v matici vytvoříme za pomoci příkazů <text:span text:style-name="Code">left(</text:span> a <text:span text:style-name="Code">right)</text:span>. Například <text:span text:style-name="Code">left( matrix { a # b ## c # d } right)</text:span> dává výsledek<text:span text:style-name="Code"><text:span text:style-name="T9"><draw:frame draw:style-name="fr13" draw:name="Object28" text:anchor-type="as-char" svg:y="-0.644cm" svg:width="1.374cm" svg:height="1.074cm" draw:z-index="4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Zvětšující se závorky lze také použít s jakýmkoli prvkem vzorce, jako je zlomek, druhá odmocnina atd.</text:p>
      <text:list xml:id="list73024821387588" text:continue-list="list73026422932762" text:style-name="Heading_20_Tip">
        <text:list-item>
          <text:p text:style-name="P124"><text:soft-page-break/>Tip</text:p>
        </text:list-item>
      </text:list>
      <text:p text:style-name="Text_20_Note">Hranaté závorky vytvoříme příkazy <text:span text:style-name="Code">left[</text:span> a <text:span text:style-name="Code">right]</text:span>. Seznam všech závorek dostupných v programu Math můžeme nalézt v Příloze A: <text:span text:style-name="Emphasis">Přehled příkazů</text:span> v příručce <text:span text:style-name="Emphasis">Průvodce programem Math</text:span>.</text:p>
      <text:list xml:id="list73024723520881" text:continue-numbering="true" text:style-name="Heading_20_Tip">
        <text:list-item>
          <text:p text:style-name="P124">Tip</text:p>
        </text:list-item>
      </text:list>
      <text:p text:style-name="P14">Pokud chceme, aby se všechny závorky zvětšovaly, přejdeme v hlavní nabídce do nabídky <text:span text:style-name="Strong_20_Emphasis">Formát &gt; Rozestupy</text:span> a otevřem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Heading_20_2" text:outline-level="2"><text:bookmark-start text:name="__RefHeading__38940_314314075"/>Nepárové závorky<text:bookmark-end text:name="__RefHeading__38940_314314075"/></text:h>
      <text:p text:style-name="Text_20_body">Při použití závorek ve vzorci Math očekává, že ke každé levé závorce bude zadána pravá závorka. Jestliže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3"><text:bookmark-start text:name="__RefHeading__17435_901305723"/>Nezvětšující se závorky<text:bookmark-end text:name="__RefHeading__17435_901305723"/></text:h>
      <text:p text:style-name="P19">Zpětné lomítko \ je umístěno před nezvětšující se závorkou, což znamená, že následující znak by neměl být považován za závorku, ale za běžný znak.</text:p>
      <text:p text:style-name="P19">Například nepárové závorky ve vzorci <text:span text:style-name="Code">[ a; b [</text:span> jsou záměrné, ale vedou k výsledku s obráceným otazníkem. Abychom odstranili znak obráceného otazníku a vytvořili nepárové závorky, přidáme zpětná lomítka. Vzorec nyní vypadá takto: <text:span text:style-name="Code">\ [ a; b \ [</text:span> a výsledek <text:span text:style-name="Code"><text:span text:style-name="T13"><draw:frame draw:style-name="fr13" draw:name="Object30" text:anchor-type="as-char" svg:y="-0.377cm" svg:width="1.201cm" svg:height="0.482cm" draw:z-index="45"><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99" text:outline-level="3"><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60">Příklad</text:p>
      <text:p text:style-name="Text_20_body_20_indent">Chceme vytvořit vzorec <text:span text:style-name="Code"><text:span text:style-name="T59"><draw:frame draw:style-name="fr13" draw:name="Object32" text:anchor-type="as-char" svg:y="-0.603cm" svg:width="3.022cm" svg:height="1.055cm" draw:z-index="46"><draw:object xlink:href="./Object 75" xlink:type="simple" xlink:show="embed" xlink:actuate="onLoad"/><draw:image xlink:href="./ObjectReplacements/Object 75" xlink:type="simple" xlink:show="embed" xlink:actuate="onLoad"/></draw:frame></text:span></text:span> a v editoru vzorců zadáme <text:span text:style-name="Code">abs x = lbrace stack {x "for" x &gt;= 0 # -x "for" x &lt; 0}</text:span>.  Dostaneme však nesprávný výsledek. Pokud chceme odstranit znaky obrácených otazníků a vytvořit správný vzorec, musíme použít příkazy značkovacího jazyka <text:span text:style-name="Code">left</text:span>, <text:span text:style-name="Code">right</text:span> and <text:span text:style-name="Code">none</text:span>. Naše zadání v editoru vzorců změní na abs <text:span text:style-name="Code">x = left lbrace stack {x "for" x &gt;= 0 # -x "for" x &lt; 0} right none</text:span> . Tím vytvoříme správný vzorec.</text:p>
      <text:h text:style-name="Heading_20_2" text:outline-level="2"><text:bookmark-start text:name="__RefHeading__18187_270489466"/>Rozpoznávání funkcí<text:bookmark-end text:name="__RefHeading__18187_270489466"/></text:h>
      <text:p text:style-name="Text_20_body">V základní instalaci programu Math jsou výstupy funkcí v běžných znacích a proměnné kurzívou. Pokud program Math funkci nerozpozná, můžeme jej informovat o tom, že jsme zadali funkci. Před funkci zadáme příkaz značkovacího jazyka <text:span text:style-name="Code">func</text:span>, následující text bude rozpoznán jako funkce a použijí se běžné znaky.</text:p>
      <text:p text:style-name="P32">Úplný seznam funkcí nalezneme v části Příloha A: <text:span text:style-name="Emphasis">Přehled příkazů</text:span> v příručce <text:span text:style-name="Emphasis">Průvodcem programu Math</text:span>.</text:p>
      <text:p text:style-name="Text_20_body">Po některých funkcích musí následovat číslo nebo proměnná. Pokud chybí, Math umístí na místo chybějících čísel nebo proměnných znaky obrácených otazníků. Abychom odstranili znak <text:soft-page-break/>obráceného otazníku a opravili vzorec, musíme zadat číslo, proměnnou nebo dvojici prázdných závorek jako zástupný znak.</text:p>
      <text:list xml:id="list73025929020708" text:continue-numbering="true" text:style-name="Heading_20_Tip">
        <text:list-item>
          <text:p text:style-name="P125">Tip</text:p>
        </text:list-item>
      </text:list>
      <text:p text:style-name="P68">Mezi jednotlivými chybami ve vzorci můžeme procházet pomocí klávesy <text:span text:style-name="Keystroke">F3</text:span> (další chyba) nebo pomocí kombinace kláves <text:span text:style-name="Keystroke">Shift</text:span><text:span text:style-name="Emphasis">+</text:span><text:span text:style-name="Keystroke">F3</text:span> (předchozí chyba).</text:p>
      <text:h text:style-name="Heading_20_2"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0"><draw:frame draw:style-name="fr13" draw:name="Object33" text:anchor-type="as-char" svg:y="-0.554cm" svg:width="1.03cm" svg:height="0.956cm" draw:z-index="47"><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Pokaždé, když chceme vytvořit a zobrazit nový řádek ve vzorci, je nutné zadat příkaz <text:span text:style-name="Code">newline</text:span>.</text:p>
      <text:p text:style-name="Definition_20_Term">Příklad</text:p>
      <text:p text:style-name="Text_20_body_20_indent"><text:span text:style-name="Code">x = 3<text:line-break/>y = 1</text:span><text:line-break/>dává nesprávný výsledek<text:span text:style-name="T29"><draw:frame draw:style-name="fr13" draw:name="Object34" text:anchor-type="as-char" svg:y="-0.377cm" svg:width="1.875cm" svg:height="0.467cm" draw:z-index="48"><draw:object xlink:href="./Object 88" xlink:type="simple" xlink:show="embed" xlink:actuate="onLoad"/><draw:image xlink:href="./ObjectReplacements/Object 88" xlink:type="simple" xlink:show="embed" xlink:actuate="onLoad"/></draw:frame></text:span></text:p>
      <text:p text:style-name="P52"><text:span text:style-name="Code">x = 3 newline y = 1 </text:span>dává správný výsledek<text:span text:style-name="Code"><text:span text:style-name="T9"><draw:frame draw:style-name="fr13" draw:name="Object35" text:anchor-type="as-char" svg:y="-0.554cm" svg:width="1.03cm" svg:height="0.956cm" draw:z-index="49"><draw:object xlink:href="./Object 89" xlink:type="simple" xlink:show="embed" xlink:actuate="onLoad"/><draw:image xlink:href="./ObjectReplacements/Object 89" xlink:type="simple" xlink:show="embed" xlink:actuate="onLoad"/></draw:frame></text:span></text:span></text:p>
      <text:p text:style-name="Text_20_body">V programu Math není možné vytvořit víceřádkový vzorec, pokud řádek končí znaménkem rovná se a chceme pokračovat ve výpočtu na novém řádku, aniž bychom dokončili výraz na pravé straně znaménka rovná se. Požadujeme-li, aby vzorec s více řádky měl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p>
      <text:p text:style-name="Text_20_body">Mezery mezi prvky ve vzorci se ve značkovacím jazyce neurčují pomocí znaků mezery. Pokud chceme přidat mezery do vzorce, použijeme jednu z těchto možností:</text:p>
      <text:list xml:id="list73026076879249" text:continue-list="list73025012756112"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P33">Ve výchozím nastavení jsou všechny mezery na konci řádku ignorovány. Další informace nalezn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p>
      <text:h text:style-name="Heading_20_2" text:outline-level="2"><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33">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Příloze A: <text:span text:style-name="Emphasis">Přehled příkazů</text:span> v příručce <text:span text:style-name="Emphasis">Průvodcem programem Math</text:span>.</text:p>
      <text:p text:style-name="Definition_20_Term">Příklady</text:p>
      <text:p text:style-name="P52"><text:span text:style-name="Code">sum from k = 1 to n a_k</text:span> dává výsledek<text:span text:style-name="Code"><text:span text:style-name="T9"><draw:frame draw:style-name="fr13" draw:name="Object36" text:anchor-type="as-char" svg:y="-0.713cm" svg:width="1.125cm" svg:height="1.139cm" draw:z-index="50"><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dává výsledek<text:span text:style-name="Code"><text:span text:style-name="T9"><draw:frame draw:style-name="fr13" draw:name="Object37" text:anchor-type="as-char" svg:y="-0.743cm" svg:width="1.702cm" svg:height="1.198cm" draw:z-index="51"><draw:object xlink:href="./Object 91" xlink:type="simple" xlink:show="embed" xlink:actuate="onLoad"/><draw:image xlink:href="./ObjectReplacements/Object 91" xlink:type="simple" xlink:show="embed" xlink:actuate="onLoad"/></draw:frame></text:span></text:span></text:p>
      <text:p text:style-name="P52"><text:soft-page-break/><text:span text:style-name="Code">int_0^x f(t) dt</text:span> dává výsledek<text:span text:style-name="Code"><text:span text:style-name="T9"><draw:frame draw:style-name="fr13" draw:name="Object38" text:anchor-type="as-char" svg:y="-0.566cm" svg:width="1.842cm" svg:height="0.801cm" draw:z-index="52"><draw:object xlink:href="./Object 92" xlink:type="simple" xlink:show="embed" xlink:actuate="onLoad"/><draw:image xlink:href="./ObjectReplacements/Object 92" xlink:type="simple" xlink:show="embed" xlink:actuate="onLoad"/></draw:frame></text:span></text:span></text:p>
      <text:p text:style-name="P52"><text:span text:style-name="Code">int from Re f</text:span> dává výsledek<text:span text:style-name="Code"><text:span text:style-name="T9"><draw:frame draw:style-name="fr13" draw:name="Object39" text:anchor-type="as-char" svg:y="-0.462cm" svg:width="0.81cm" svg:height="0.947cm" draw:z-index="53"><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dává výsledek<text:span text:style-name="Code"><text:span text:style-name="T9"><draw:frame draw:style-name="fr13" draw:name="Object40" text:anchor-type="as-char" svg:y="-0.559cm" svg:width="1.295cm" svg:height="0.709cm" draw:z-index="54"><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me programu Math sdělit, že jde o zlomek, pomocí příkazu <text:span text:style-name="Code">over</text:span>. U úplné derivace se příkaz <text:span text:style-name="Code">over</text:span> jkombinuje se znakem d a u parciální derivace s příkazem <text:span text:style-name="Code">partial</text:span>. Abychom obklopili prvek a vytvořili derivaci, použijeme závorky <text:span text:style-name="Code">{}</text:span>, jak ukazují následující příklady.</text:p>
      <text:p text:style-name="Definition_20_Term">Příklady</text:p>
      <text:p text:style-name="P53"><text:span text:style-name="Code">{df} over {dx}</text:span> dává výsledek<text:span text:style-name="Code"><text:span text:style-name="T9"><draw:frame draw:style-name="fr13" draw:name="Object41" text:anchor-type="as-char" svg:y="-0.619cm" svg:width="0.709cm" svg:height="0.998cm" draw:z-index="55"><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dává výsledek<text:span text:style-name="Code"><text:span text:style-name="T9"><draw:frame draw:style-name="fr13" draw:name="Object42" text:anchor-type="as-char" svg:y="-0.619cm" svg:width="0.826cm" svg:height="0.998cm" draw:z-index="56"><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dává výsledek<text:span text:style-name="Code"><text:span text:style-name="T9"><draw:frame draw:style-name="fr13" draw:name="Object43" text:anchor-type="as-char" svg:y="-0.681cm" svg:width="0.891cm" svg:height="1.118cm" draw:z-index="57"><draw:object xlink:href="./Object 97" xlink:type="simple" xlink:show="embed" xlink:actuate="onLoad"/><draw:image xlink:href="./ObjectReplacements/Object 97" xlink:type="simple" xlink:show="embed" xlink:actuate="onLoad"/></draw:frame></text:span></text:span></text:p>
      <text:list xml:id="list73025889270512" text:continue-list="list73026046172914" text:style-name="Heading_20_Note">
        <text:list-item>
          <text:p text:style-name="P107">Poznámka</text:p>
        </text:list-item>
      </text:list>
      <text:p text:style-name="P18">Pokud chceme derivaci napsat pouze pomocí názvu funkce s čárkou, tak jak je to obvyklé ve školním zápisu, musíme nejprve jejich značky přidat do katalogu. Více informací viz část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span text:style-name="T8"><text:s/>.</text:span></text:p>
      <text:h text:style-name="Heading_20_2" text:outline-level="2"><text:bookmark-start text:name="__RefHeading__39056_314314075"/>Znaky značkovacího jazyka jako běžné znaky<text:bookmark-end text:name="__RefHeading__39056_314314075"/></text:h>
      <text:p text:style-name="Text_20_body">Znaky, které se používají jako ovládací prvky ve značkovacím jazyce, nelze zadat přímo jako normální znaky. Tyto znaky jsou %, {, }, &amp;, |, _, ^ a ". Toto omezení ve značkovacím jazyce překonáme jedním z těchto způsobů:</text:p>
      <text:list xml:id="list73025907579974" text:continue-list="list73026076879249" text:style-name="List_20_1">
        <text:list-item>
          <text:p text:style-name="P129">Znak označíme jako text pomocí dvojitých uvozovek na každé straně znaku, například <text:span text:style-name="Code">2"%"= 0.02</text:span> se objeví ve vzorci jako<text:span text:style-name="Code"><text:span text:style-name="T16"><draw:frame draw:style-name="fr13" draw:name="Object44" text:anchor-type="as-char" svg:y="-0.377cm" svg:width="1.917cm" svg:height="0.467cm" draw:z-index="58"><draw:object xlink:href="./Object 100" xlink:type="simple" xlink:show="embed" xlink:actuate="onLoad"/><draw:image xlink:href="./ObjectReplacements/Object 100" xlink:type="simple" xlink:show="embed" xlink:actuate="onLoad"/></draw:frame></text:span></text:span>. Tento způsob ovšem nelze použít pro samotný znak dvojitých uvozovek, viz níže „<text:span text:style-name="T47"><text:bookmark-ref text:reference-format="text" text:ref-name="__RefHeading__39058_314314075">Text ve vzorcích</text:bookmark-ref></text:span>”.</text:p>
        </text:list-item>
        <text:list-item>
          <text:p text:style-name="List_20_1">Přidáme znak do katalogu programu Math, například znak dvojité uvozovky.</text:p>
        </text:list-item>
        <text:list-item>
          <text:p text:style-name="P129">Použijeme příkazy; například <text:span text:style-name="Code">lbrace</text:span> a <text:span text:style-name="Code">rbrace</text:span> vytvoří složené závorky<text:span text:style-name="T51"><draw:frame draw:style-name="fr13" draw:name="Object45" text:anchor-type="as-char" svg:y="-0.363cm" svg:width="0.531cm" svg:height="0.48cm" draw:z-index="59"><draw:object xlink:href="./Object 101" xlink:type="simple" xlink:show="embed" xlink:actuate="onLoad"/><draw:image xlink:href="./ObjectReplacements/Object 101" xlink:type="simple" xlink:show="embed" xlink:actuate="onLoad"/></draw:frame></text:span>.</text:p>
        </text:list-item>
      </text:list>
      <text:list xml:id="list73024862798092" text:continue-list="list73025889270512" text:style-name="Heading_20_Note">
        <text:list-item>
          <text:p text:style-name="P108">Poznámka</text:p>
        </text:list-item>
      </text:list>
      <text:p text:style-name="P18">Dialogové okno Speciální znaky, používané v dalších částech LibreOffice není v programu Math dostupné. Pokud budeme v programu Math pravidelně vyžadovat speciální znaky, doporučuje se přidat je do katalogu Math. Více informací najd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span text:style-name="T4"><text:s/></text:span>.</text:p>
      <text:h text:style-name="Heading_20_2" text:outline-level="2"><text:bookmark-start text:name="__RefHeading__39058_314314075"/>Texty ve vzorcích<text:bookmark-end text:name="__RefHeading__39058_314314075"/></text:h>
      <text:p text:style-name="P29">Pokud chceme do vzorce vložit text, uzavřeme jej do dvojitých uvozovek. Například <text:span text:style-name="Code">x " for " x &gt;= 0</text:span> vytvoří vzorec<text:span text:style-name="Code"><text:span text:style-name="T59"><draw:frame draw:style-name="fr13" draw:name="Object46" text:anchor-type="as-char" svg:y="-0.377cm" svg:width="2.027cm" svg:height="0.467cm" draw:z-index="60"><draw:object xlink:href="./Object 104" xlink:type="simple" xlink:show="embed" xlink:actuate="onLoad"/><draw:image xlink:href="./ObjectReplacements/Object 104" xlink:type="simple" xlink:show="embed" xlink:actuate="onLoad"/></draw:frame></text:span></text:span>. V textu jsou přípustné všechny znaky kromě dvojitých uvozovek. Potřebujeme-li v textu vzorce dvojité uvozovky, <text:soft-page-break/>musíme text vytvořit pomocí uvozovek v programu LibreOffice Writer a poté jej zkopírovat a vložit do editoru vzorců, jak je znázorněno na obrázku <text:span text:style-name="T49"><text:sequence-ref text:reference-format="value" text:ref-name="refFigure5">6</text:sequence-ref></text:span>.</text:p>
      <text:p text:style-name="Text_20_body">Ve vzorci bude text ve výchozím písmu, které bylo nastaveno v dialogovém okně Písma. Více informací o změně písem použitých ve vzorcích nalezneme v části  „<text:span text:style-name="T50"><text:bookmark-ref text:reference-format="text" text:ref-name="__RefHeading__18195_270489466">Změna vzhledu vzorce</text:bookmark-ref></text:span>" na straně <text:span text:style-name="T49"><text:bookmark-ref text:reference-format="page" text:ref-name="__RefHeading__18195_270489466">18</text:bookmark-ref></text:span>.</text:p>
      <text:p text:style-name="Text_20_body">Ve výchozím nastavení je text ve vzorcích zarovnán vlevo. Více informací o tom, jak změnit zarovnání textu, nalezneme v části „<text:span text:style-name="T48"><text:bookmark-ref text:reference-format="text" text:ref-name="__RefHeading__18199_270489466">Úprava zarovnání vzorců</text:bookmark-ref></text:span>" na straně <text:span text:style-name="T48"><text:bookmark-ref text:reference-format="page" text:ref-name="__RefHeading__18199_270489466">23</text:bookmark-ref></text:span>.</text:p>
      <text:p text:style-name="P65"><draw:frame draw:style-name="fr3" draw:name="Frame14" text:anchor-type="as-char" svg:width="12cm" draw:z-index="61"><draw:text-box fo:min-height="5.5cm"><text:p text:style-name="Caption"><draw:frame draw:style-name="fr9" draw:name="Image24" text:anchor-type="paragraph" svg:y="0cm" svg:width="12cm" svg:height="5.502cm" draw:z-index="69"><draw:image xlink:href="Pictures/100000000000021500000112E782BA8ACA28CACD.png" xlink:type="simple" xlink:show="embed" xlink:actuate="onLoad" loext:mime-type="image/png"/></draw:frame>Obrázek <text:sequence text:ref-name="refFigure5" text:name="Figure" text:formula="ooow:Figure+1" style:num-format="1">6</text:sequence>: Příklad dvojitých uvozovek v textu ve vzorci</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61">Příklad</text:p>
      <text:p text:style-name="P74">V editoru vzorců zadáme:</text:p>
      <text:p text:style-name="Text_20_body_20_indent"><text:span text:style-name="Code">"In " color blue bold "isosceles" "triangles, the base angles are equal"</text:span></text:p>
      <text:p text:style-name="P54">vytvoří následující text ve vzorci<text:span text:style-name="Code"><text:span text:style-name="T11"><draw:frame draw:style-name="fr13" draw:name="Object47" text:anchor-type="as-char" svg:y="-0.377cm" svg:width="8.16cm" svg:height="0.467cm" draw:z-index="62"><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Zarovnání vzorců pomocí znaku rovná se<text:bookmark-end text:name="__RefHeading__10683_2028479666"/></text:h>
      <text:p text:style-name="Text_20_body">LibreOffice Math nemá příkaz pro zarovnání vzorců na konkrétní znak. K zarovnání vzorců na znak ovšem můžeme použít matici. Většinou se na znak zarovnává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53"><draw:frame draw:style-name="fr13" draw:name="Object48" text:anchor-type="as-char" svg:y="-0.593cm" svg:width="2.956cm" svg:height="1.009cm" draw:z-index="63"><draw:object xlink:href="./Object 106" xlink:type="simple" xlink:show="embed" xlink:actuate="onLoad"/><draw:image xlink:href="./ObjectReplacements/Object 106" xlink:type="simple" xlink:show="embed" xlink:actuate="onLoad"/></draw:frame></text:span></text:p>
      <text:list xml:id="list73024771349765" text:continue-numbering="true" text:style-name="Heading_20_Note">
        <text:list-item>
          <text:p text:style-name="P109">Poznámka</text:p>
        </text:list-item>
      </text:list>
      <text:p text:style-name="P42">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se nachází v části „<text:span text:style-name="T61"><text:bookmark-ref text:reference-format="text" text:ref-name="__RefHeading__40349_314314075">Úprava rozestupu vzorců</text:bookmark-ref></text:span>" na straně <text:span text:style-name="T61"><text:bookmark-ref text:reference-format="page" text:ref-name="__RefHeading__40349_314314075">21</text:bookmark-ref></text:span><text:span text:style-name="T61"><text:s/></text:span>.</text:p>
      <text:h text:style-name="Heading_20_1" text:outline-level="1"><text:bookmark-start text:name="__RefHeading__18195_270489466"/><text:soft-page-break/>Změna vzhledu vzorce<text:bookmark-end text:name="__RefHeading__18195_270489466"/></text:h>
      <text:h text:style-name="Heading_20_2" text:outline-level="2"><text:bookmark-start text:name="__RefHeading__18197_270489466"/>Velikost písma vzorce<text:bookmark-end text:name="__RefHeading__18197_270489466"/></text:h>
      <text:h text:style-name="Heading_20_3" text:outline-level="3"><text:bookmark-start text:name="__RefHeading__59075_1675482542"/>Současná velikost písma vzorce<text:bookmark-end text:name="__RefHeading__59075_1675482542"/></text:h>
      <text:p text:style-name="Text_20_body">Pokud chceme změnit výchozí velikost písma u vzorců, které jsou již vložené v programu Math či jiném modulu LibreOffice:</text:p>
      <text:list xml:id="list73026439991207" text:continue-list="list73026445716205" text:style-name="Numbering_20_1">
        <text:list-item text:start-value="1">
          <text:p text:style-name="Numbering_20_1">V editoru vzorců klepneme na značkovací jazyk.</text:p>
        </text:list-item>
        <text:list-item>
          <text:p text:style-name="Numbering_20_1">V hlavní nabídce zvolíme <text:span text:style-name="Strong_20_Emphasis">Formát &gt; Velikost písma</text:span> a otevřeme dialogové okno Velikosti písma (obrázek <text:span text:style-name="T15"><text:sequence-ref text:reference-format="value" text:ref-name="refFigure6">7</text:sequence-ref></text:span>).</text:p>
        </text:list-item>
        <text:list-item>
          <text:p text:style-name="Numbering_20_1">Vybereme jinou <text:alphabetical-index-mark-start text:id="IMark287367128" text:key1="equation editor"/>velikost písma<text:alphabetical-index-mark-end text:id="IMark287367128"/> pomocí číselníku <text:span text:style-name="Emphasis">Základní velikost</text:span> nebo v textovém poli <text:span text:style-name="Emphasis">Základní velikost</text:span> zadáme novou velikost písma.</text:p>
        </text:list-item>
        <text:list-item>
          <text:p text:style-name="Numbering_20_1">Klepnutím na <text:span text:style-name="Strong_20_Emphasis">OK</text:span> uložíme nové nastavení a okno zavřeme. Příklad výsledku při změně velikosti písma je uveden níže.</text:p>
        </text:list-item>
      </text:list>
      <text:p text:style-name="Definition_20_Term">Příklad</text:p>
      <text:p text:style-name="P57">Výchozí velikost písma 12pt:<text:span text:style-name="T42"><draw:frame draw:style-name="fr13" draw:name="Object49" text:anchor-type="as-char" svg:y="-0.377cm" svg:width="2.605cm" svg:height="0.467cm" draw:z-index="64"><draw:object xlink:href="./Object 109" xlink:type="simple" xlink:show="embed" xlink:actuate="onLoad"/><draw:image xlink:href="./ObjectReplacements/Object 109" xlink:type="simple" xlink:show="embed" xlink:actuate="onLoad"/></draw:frame></text:span></text:p>
      <text:p text:style-name="P57">Po změně velikosti písma na 18pt:<text:span text:style-name="T42"><draw:frame draw:style-name="fr13" draw:name="Object50" text:anchor-type="as-char" svg:y="-0.564cm" svg:width="3.805cm" svg:height="0.702cm" draw:z-index="65"><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7.936cm" draw:z-index="66"><draw:text-box fo:min-height="5.953cm"><text:p text:style-name="Caption"><draw:frame draw:style-name="fr6" draw:name="Image13" text:anchor-type="as-char" svg:width="7.936cm" style:rel-width="100%" svg:height="5.953cm" style:rel-height="scale" draw:z-index="67"><draw:image xlink:href="Pictures/100000000000012C000000E1498319A239752521.png" xlink:type="simple" xlink:show="embed" xlink:actuate="onLoad" loext:mime-type="image/png"/></draw:frame><text:line-break/>Obrázek <text:sequence text:ref-name="refFigure6" text:name="Figure" text:formula="ooow:Figure+1" style:num-format="1">7</text:sequence>: Dialogové okno Velikosti písma</text:p></draw:text-box></draw:frame></text:p>
      <text:h text:style-name="Heading_20_3" text:outline-level="3"><text:bookmark-start text:name="__RefHeading__59077_1675482542"/>Výchozí velikost písma vzorce<text:bookmark-end text:name="__RefHeading__59077_1675482542"/></text:h>
      <text:p text:style-name="Text_20_body">Pokud chceme změnit výchozí velikost písma použitého pro všechny vzorce v programu Math či jiném modulu LibreOffice:</text:p>
      <text:list xml:id="list73024920021044" text:continue-list="list73026439991207" text:style-name="Numbering_20_1">
        <text:list-item text:start-value="1">
          <text:p text:style-name="Numbering_20_1">Před vložením vzorce v dokumentu přejdeme v hlavní nabídce na <text:span text:style-name="Strong_20_Emphasis">Formát &gt; Velikosti písma</text:span> a otevřeme dialogové okno Velikost písma (obrázek <text:span text:style-name="T15"><text:sequence-ref text:reference-format="value" text:ref-name="refFigure6">7</text:sequence-ref></text:span>).</text:p>
        </text:list-item>
        <text:list-item>
          <text:p text:style-name="Numbering_20_1">Vybereme jinou <text:alphabetical-index-mark-start text:id="IMark287367128" text:key1="equation editor"/>velikost písma<text:alphabetical-index-mark-end text:id="IMark287367128"/> pomocí číselníku <text:span text:style-name="Emphasis">Základní velikost</text:span> nebo v textovém poli <text:span text:style-name="Emphasis">Základní velikost</text:span> zadáme novou velikost písma.</text:p>
        </text:list-item>
        <text:list-item>
          <text:p text:style-name="Numbering_20_1">Klepneme na tlačítko <text:span text:style-name="Strong_20_Emphasis">Výchozí</text:span> a potvrdíme změnu základní velikosti písma. Všechny vzorce vytvořené od tohoto okamžiku budou používat novou základní velikost písma.</text:p>
        </text:list-item>
        <text:list-item>
          <text:p text:style-name="Numbering_20_1">Klepneme na <text:span text:style-name="Strong_20_Emphasis">OK</text:span>, aby se změny uložily, a zavřeme dialogové okno Velikost písma.</text:p>
        </text:list-item>
      </text:list>
      <text:list xml:id="list73025244276920" text:continue-list="list73024771349765" text:style-name="Heading_20_Note">
        <text:list-item>
          <text:p text:style-name="P110">Poznámka</text:p>
        </text:list-item>
      </text:list>
      <text:p text:style-name="P45">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73025202469274" text:continue-list="list73025929020708" text:style-name="Heading_20_Tip">
        <text:list-item>
          <text:p text:style-name="Heading_20_Tip"><text:soft-page-break/>Tip</text:p>
        </text:list-item>
      </text:list>
      <text:p text:style-name="Text_20_Note">Existuje rozšíření "Formatting of All Math Formulas", které umožňuje změnit písmo a velikost písma pro všechny vzorce v dokumentu nebo pouze pro vybrané. Toto rozšíření si můžeme stáhnout z oficiálních stránek s rozšířeními:  <text:a xlink:type="simple" xlink:href="https://extensions.libreoffice.org/extensions/formatting-of-all-math-formulas" text:style-name="Internet_20_link" text:visited-style-name="Visited_20_Internet_20_Link">https://extensions.libreoffice.org/extensions/formatting-of-all-math-formulas</text:a>.</text:p>
      <text:h text:style-name="Heading_20_3" text:outline-level="3"><text:bookmark-start text:name="__RefHeading___Toc23719_290720014"/>Možnosti velikosti písma<text:bookmark-end text:name="__RefHeading___Toc23719_290720014"/></text:h>
      <text:p text:style-name="P29">Dialogové okno Velikosti písma (obrázek <text:span text:style-name="T9"><text:sequence-ref text:reference-format="value" text:ref-name="refFigure6">7</text:sequence-ref></text:span>) určuje velikost písma pro vzorce. Vybereme základní velikost a všechny prvky vzorce se změní v měřítku k tomuto základu.</text:p>
      <text:list xml:id="list73024920569527" text:continue-list="list73025907579974"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 Pokud například zadáme <text:span text:style-name="Code">1in</text:span> nebo <text:span text:style-name="Code">1"</text:span>, Math převede tuto hodnotu na 72 pt.</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73026405460402" text:continue-list="list73026136341124" text:style-name="List_20_2">
        <text:list-item>
          <text:p text:style-name="P134"><text:span text:style-name="Emphasis">Text</text:span> – volba velikosti textu ve vzorci vzhledem k základní velikosti.</text:p>
        </text:list-item>
        <text:list-item>
          <text:p text:style-name="List_20_2"><text:span text:style-name="Emphasis">Indexy</text:span> – relativní velikost pro indexy ve vzorci v poměru k základní velikosti.</text:p>
        </text:list-item>
        <text:list-item>
          <text:p text:style-name="List_20_2"><text:span text:style-name="Emphasis">Funkce</text:span> – relativní velikost pro jména a ostatní prvky funkce ve vzorci v poměru k základní velikosti.</text:p>
        </text:list-item>
        <text:list-item>
          <text:p text:style-name="List_20_2"><text:span text:style-name="Emphasis">Operátory</text:span> – relativní velikost matematických operátorů ve vzorci v poměru k základní velikosti.</text:p>
        </text:list-item>
        <text:list-item>
          <text:p text:style-name="List_20_2"><text:span text:style-name="Emphasis">Meze</text:span> – relativní velikost pro meze ve vzorci v poměru k základní velikosti.</text:p>
        </text:list-item>
      </text:list>
      <text:list xml:id="list73024997958782" text:continue-list="list73024920569527" text:style-name="List_20_1">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h text:style-name="Heading_20_2" text:outline-level="2"><text:bookmark-start text:name="__RefHeading__17201_270489466"/>Písma ve vzorci<text:bookmark-end text:name="__RefHeading__17201_270489466"/></text:h>
      <text:h text:style-name="Heading_20_3" text:outline-level="3"><text:bookmark-start text:name="__RefHeading__17261_1314189033"/>Současné písmo vzorce<text:bookmark-end text:name="__RefHeading__17261_1314189033"/></text:h>
      <text:p text:style-name="Text_20_body">Pokud chceme změnit písma použitá pro aktuální vzorce v programu Math nebo jiném modulu LibreOffice:</text:p>
      <text:list xml:id="list73024818667668" text:continue-list="list73024920021044" text:style-name="Numbering_20_1">
        <text:list-item text:start-value="1">
          <text:p text:style-name="Numbering_20_1">V editoru vzorců klepneme na značkovací jazyk.</text:p>
        </text:list-item>
        <text:list-item>
          <text:p text:style-name="Numbering_20_1">V hlavní nabídce zvolíme <text:span text:style-name="Strong_20_Emphasis">Formát &gt; Písma</text:span> a otevřeme dialogové okno Písma (obrázek <text:span text:style-name="T15"><text:sequence-ref text:reference-format="value" text:ref-name="refFigure7">8</text:sequence-ref></text:span>).</text:p>
        </text:list-item>
        <text:list-item>
          <text:p text:style-name="Numbering_20_1">Z rozevíracího seznamu  vybereme nové písmo pro každou ze zobraze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dialogové okno Písma.</text:p>
        </text:list-item>
      </text:list>
      <text:p text:style-name="Figure"><text:soft-page-break/><draw:frame draw:style-name="fr1" draw:name="Frame8" text:anchor-type="as-char" svg:width="10.582cm" draw:z-index="68"><draw:text-box fo:min-height="7.698cm"><text:p text:style-name="Caption"><draw:frame draw:style-name="fr6" draw:name="Image14" text:anchor-type="as-char" svg:width="10.582cm" style:rel-width="100%" svg:height="7.698cm" style:rel-height="scale" draw:z-index="70"><draw:image xlink:href="Pictures/100000000000019000000123EA7B93179FC7D77A.png" xlink:type="simple" xlink:show="embed" xlink:actuate="onLoad" loext:mime-type="image/png"/></draw:frame><text:line-break/>Obrázek <text:sequence text:ref-name="refFigure7" text:name="Figure" text:formula="ooow:Figure+1" style:num-format="1">8</text:sequence>: Dialogové okno Písma</text:p></draw:text-box></draw:frame></text:p>
      <text:h text:style-name="Heading_20_3" text:outline-level="3"><text:bookmark-start text:name="__RefHeading__17263_1314189033"/>Výchozí písmo vzorce<text:bookmark-end text:name="__RefHeading__17263_1314189033"/></text:h>
      <text:p text:style-name="Text_20_body">Pokud chceme změnit výchozí písma použitá pro všechny vzorce v programu Math nebo jiném modulu LibreOffice:</text:p>
      <text:list xml:id="list73025374960947" text:continue-list="list73024818667668" text:style-name="Numbering_20_1">
        <text:list-item text:start-value="1">
          <text:p text:style-name="Numbering_20_1">Než do dokumentu začneme vkládat vzorce, zvolíme v hlavní nabídce <text:span text:style-name="Strong_20_Emphasis">Formát &gt; Písma</text:span> a otevřeme dialogové okno Písma (obrázek <text:span text:style-name="T15"><text:sequence-ref text:reference-format="value" text:ref-name="refFigure7">8</text:sequence-ref></text:span>).</text:p>
        </text:list-item>
        <text:list-item>
          <text:p text:style-name="Numbering_20_1">Z rozevíracího seznamu  vybereme nové písmo pro každou ze zobraze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dialogové okno Písma.</text:p>
        </text:list-item>
      </text:list>
      <text:list xml:id="list73026612212044" text:continue-list="list73025244276920" text:style-name="Heading_20_Note">
        <text:list-item>
          <text:p text:style-name="P111">Poznámka</text:p>
        </text:list-item>
      </text:list>
      <text:p text:style-name="Text_20_Note">Pokud jsme již do dokumentu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3"><text:bookmark-start text:name="__RefHeading___Toc23721_290720014"/>Možnosti písma vzorce<text:bookmark-end text:name="__RefHeading___Toc23721_290720014"/></text:h>
      <text:p text:style-name="Text_20_body">Určuje písma, která lze použít pro prvky vzorců.</text:p>
      <text:list xml:id="list73026634497479" text:continue-list="list73024997958782" text:style-name="List_20_1">
        <text:list-item>
          <text:p text:style-name="List_20_1"><text:span text:style-name="Strong_20_Emphasis">Písma pro vzorce</text:span> – určuje písma použitá pro proměnné, funkce, čísla a vložený text, které tvoří prvky vzorce.</text:p>
        </text:list-item>
      </text:list>
      <text:list xml:id="list73024690043676" text:continue-list="list7302640546040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73025109193855" text:continue-list="list73026634497479" text:style-name="List_20_1">
        <text:list-item>
          <text:p text:style-name="P130"><text:soft-page-break/><text:span text:style-name="Strong_20_Emphasis">Vlastní písma</text:span> – v této sekci dialogového okna Písma se určují písma, která formátují ostatní textové komponenty ve vzorci (obrázek <text:span text:style-name="T31"><text:sequence-ref text:reference-format="value" text:ref-name="refFigure7">8</text:sequence-ref></text:span>). K dispozici jsou tři základní písma: Serif, Sans a Fixed. Pomocí tlačítka <text:span text:style-name="Strong_20_Emphasis">Upravit</text:span> lze ke každému standardnímu nainstalovanému základnímu písmu přidat další písma. K dispozici je libovolné písmo nainstalované v počítači.</text:p>
        </text:list-item>
      </text:list>
      <text:list xml:id="list73026339856729" text:continue-list="list73024690043676" text:style-name="List_20_2">
        <text:list-item>
          <text:p text:style-name="List_20_2"><text:span text:style-name="Emphasis">Patkové písmo</text:span> – určuje písmo, které má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bude použito pro bezpatkový formát písma.</text:p>
        </text:list-item>
        <text:list-item>
          <text:p text:style-name="List_20_2"><text:span text:style-name="Emphasis">Pevná šírka</text:span> – určuje písmo, které má být použito pro písma s pevnou šířkou.</text:p>
        </text:list-item>
      </text:list>
      <text:list xml:id="list73026458834142" text:continue-list="list73025109193855" text:style-name="List_20_1">
        <text:list-item>
          <text:p text:style-name="List_20_1"><text:span text:style-name="Strong_20_Emphasis">Změnit</text:span> – klep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list xml:id="list73026010963737" text:continue-list="list73026612212044" text:style-name="Heading_20_Note">
        <text:list-item>
          <text:p text:style-name="P112">Poznámka</text:p>
        </text:list-item>
      </text:list>
      <text:p text:style-name="P43">Pokud je pro vzorec vybráno nové písmo, staré písmo zůstane v seznamu vedle nového a lze jej znovu vybrat.</text:p>
      <text:list xml:id="list73026663372295" text:continue-numbering="true" text:style-name="Heading_20_Note">
        <text:list-item>
          <text:p text:style-name="P112">Poznámka</text:p>
        </text:list-item>
      </text:list>
      <text:p text:style-name="P14">Proměnné by se měly psát <text:span text:style-name="Emphasis">kurzívou</text:span>, a proto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nebo <text:span text:style-name="Code">bold</text:span>, kterými tyto vlastnosti nastavíme, a příkazů <text:span text:style-name="Code">nitalic</text:span> nebo <text:span text:style-name="Code">nbold</text:span>, jimiž je zrušíme.</text:p>
      <text:h text:style-name="Heading_20_2" text:outline-level="2"><text:bookmark-start text:name="__RefHeading__40349_314314075"/>Úprava rozestupů vzorců<text:bookmark-end text:name="__RefHeading__40349_314314075"/></text:h>
      <text:p text:style-name="P29">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10.211cm" draw:z-index="71"><draw:text-box fo:min-height="4.736cm"><text:p text:style-name="Caption"><draw:frame draw:style-name="fr6" draw:name="Image16" text:anchor-type="as-char" svg:width="10.211cm" style:rel-width="100%" svg:height="4.736cm" style:rel-height="scale" draw:z-index="72"><draw:image xlink:href="Pictures/1000000000000182000000B319C2BC7960A3F4F7.png" xlink:type="simple" xlink:show="embed" xlink:actuate="onLoad" loext:mime-type="image/png"/></draw:frame><text:line-break/>Obrázek <text:sequence text:ref-name="refFigure8" text:name="Figure" text:formula="ooow:Figure+1" style:num-format="1">9</text:sequence>: Dialogové okno Rozestupy</text:p></draw:text-box></draw:frame></text:p>
      <text:h text:style-name="Heading_20_3" text:outline-level="3"><text:bookmark-start text:name="__RefHeading__18171_105502877"/>Současné rozestupy vzorců<text:bookmark-end text:name="__RefHeading__18171_105502877"/></text:h>
      <text:p text:style-name="Text_20_body">Pokud chceme změnit mezery použité pro aktuální vzorec v programu Math nebo jiném modulu LibreOffice:</text:p>
      <text:list xml:id="list73026581184988" text:continue-list="list73025374960947" text:style-name="Numbering_20_1">
        <text:list-item text:start-value="1">
          <text:p text:style-name="Numbering_20_1">V editoru vzorců klepneme na značkovací jazyk.</text:p>
        </text:list-item>
        <text:list-item>
          <text:p text:style-name="P137">V hlavní nabídce zvolíme <text:span text:style-name="Strong_20_Emphasis">Formát &gt; Rozestupy</text:span> a otevřeme dialogové okno Rozestupy (obrázek <text:span text:style-name="T32"><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text:soft-page-break/>Zadáme novou hodnotu v kategorii a klep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3"><text:bookmark-start text:name="__RefHeading__18173_105502877"/>Výchozí rozestupy vzorců<text:bookmark-end text:name="__RefHeading__18173_105502877"/></text:h>
      <text:p text:style-name="Text_20_body">Pokud chceme změnit výchozí mezery používané pro všechny vzorce v programu Math nebo jiném modulu LibreOffice:</text:p>
      <text:list xml:id="list73025708418508" text:continue-list="list73026581184988" text:style-name="Numbering_20_1">
        <text:list-item text:start-value="1">
          <text:p text:style-name="P137">Než do dokumentu začneme vkládat vzorce, zvolíme v hlavní nabídce příkaz <text:span text:style-name="Strong_20_Emphasis">Formát &gt; Mezery</text:span> a otevřeme dialogové okno Mezery (obrázek <text:span text:style-name="T15"><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P138">Zadáme novou hodnotu pro kategorii mezer.</text:p>
        </text:list-item>
        <text:list-item>
          <text:p text:style-name="Numbering_20_1">Klepneme na <text:span text:style-name="Strong_20_Emphasis">Výchozí</text:span> a potvrdíme změny rozestupů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73025555622182" text:continue-list="list73026663372295" text:style-name="Heading_20_Note">
        <text:list-item>
          <text:p text:style-name="P113">Poznámka</text:p>
        </text:list-item>
      </text:list>
      <text:p text:style-name="Text_20_Note">Pokud jsme již do dokumentu vložili vzorce a změníme rozestupy, nová výchozí nastavení se použijí pouze pro vzorce vložené po změně výchozích nastavení. Pokud chceme, aby již vložené vzorce používaly stejné rozestupy dle výchozího nastavení, musíme je jednotlivě změnit ve vzorcích.</text:p>
      <text:h text:style-name="Heading_20_3" text:outline-level="3"><text:bookmark-start text:name="__RefHeading___Toc23723_290720014"/>Možnosti rozestupů<text:bookmark-end text:name="__RefHeading___Toc23723_290720014"/></text:h>
      <text:p text:style-name="P29">Pomocí Kategorie v dialogovém okně Rozestupy (obrázek <text:span text:style-name="T5"><text:sequence-ref text:reference-format="value" text:ref-name="refFigure8">9</text:sequence-ref></text:span>) určíme prvek vzorce, pro který chceme nastavit rozestupy. Vzhled dialogu závisí na vybrané kategorii. Okno náhledu ukazuje, které mezery se prostřednictvím příslušných polí upraví.</text:p>
      <text:list xml:id="list73025330207361" text:continue-list="list73026458834142" text:style-name="List_20_1">
        <text:list-item>
          <text:p text:style-name="List_20_1"><text:span text:style-name="Strong_20_Emphasis">Kategorie</text:span> – stisknutím tohoto tlačítka můžeme vybrat kategorii, pro kterou chceme změnit rozestupy.</text:p>
        </text:list-item>
        <text:list-item>
          <text:p text:style-name="List_20_1"><text:span text:style-name="Strong_20_Emphasis">Rozestupy</text:span> – definuje mezery mezi proměnnými a operátory, mezi řádky a mezi odmocninou a argumentem.</text:p>
        </text:list-item>
      </text:list>
      <text:list xml:id="list73025722861591" text:continue-list="list73026339856729" text:style-name="List_20_2">
        <text:list-item>
          <text:p text:style-name="P133"><text:span text:style-name="Emphasis">Mezery </text:span>– určuje mezery mezi proměnnými a operátory.</text:p>
        </text:list-item>
        <text:list-item>
          <text:p text:style-name="List_20_2"><text:span text:style-name="Emphasis">Řádkování</text:span> – určuje rozestupy mezi řádky.</text:p>
        </text:list-item>
        <text:list-item>
          <text:p text:style-name="List_20_2"><text:span text:style-name="Emphasis">Rozestup pod odmocninou</text:span> – určuje rozestup mezi znakem odmocniny a argumentem odmocniny.</text:p>
        </text:list-item>
      </text:list>
      <text:list xml:id="list73026732878999" text:continue-list="list73025330207361" text:style-name="List_20_1">
        <text:list-item>
          <text:p text:style-name="P132"><text:span text:style-name="Strong_20_Emphasis">Indexy</text:span> – definuje mezery pro horní a dolní indexy.</text:p>
        </text:list-item>
      </text:list>
      <text:list xml:id="list73025262367439" text:continue-list="list73025722861591"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73024722747951" text:continue-list="list73026732878999" text:style-name="List_20_1">
        <text:list-item>
          <text:p text:style-name="List_20_1"><text:span text:style-name="Strong_20_Emphasis">Zlomky</text:span> – určuje vzdálenost mezi zlomkovou čárou a čitatelem nebo jmenovatelem.</text:p>
        </text:list-item>
      </text:list>
      <text:list xml:id="list73025190936861" text:continue-list="list73025262367439"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73025637011957" text:continue-list="list73024722747951" text:style-name="List_20_1">
        <text:list-item>
          <text:p text:style-name="List_20_1"><text:span text:style-name="Strong_20_Emphasis">Zlomkové čáry</text:span> – určuje přesah a tloušťku zlomkové čáry.</text:p>
        </text:list-item>
      </text:list>
      <text:list xml:id="list73025505153676" text:continue-list="list7302519093686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73025441471782" text:continue-list="list73025637011957" text:style-name="List_20_1">
        <text:list-item>
          <text:p text:style-name="List_20_1"><text:span text:style-name="Strong_20_Emphasis">Meze</text:span> – určuje vzdálenost mezi symbolem sumy a mezemi.</text:p>
        </text:list-item>
      </text:list>
      <text:list xml:id="list73026433846165" text:continue-list="list73025505153676" text:style-name="List_20_2">
        <text:list-item>
          <text:p text:style-name="List_20_2"><text:span text:style-name="Emphasis">Horní mez</text:span> – určuje vzdálenost mezi symbolem sumy a horní mezí.</text:p>
        </text:list-item>
        <text:list-item>
          <text:p text:style-name="List_20_2"><text:soft-page-break/><text:span text:style-name="Emphasis">Dolní mez</text:span> – určuje vzdálenost mezi symbolem sumy a dolní mezí.</text:p>
        </text:list-item>
      </text:list>
      <text:list xml:id="list73025676322076" text:continue-list="list73025441471782" text:style-name="List_20_1">
        <text:list-item>
          <text:p text:style-name="List_20_1"><text:span text:style-name="Strong_20_Emphasis">Závorky</text:span> – určuje vzdálenost mezi závorkami a obsahem.</text:p>
        </text:list-item>
      </text:list>
      <text:list xml:id="list73024742825637" text:continue-list="list73026433846165"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pan text:style-name="Emphasis">Zvětšovat všechny závorky</text:span> – zvětšuje všechny druhy závorek. Pokud zadáme v editoru vzorců ( a over b), závorky se zvětší podle výšky argumentu. Obvykle této změny docílím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me, tím větší bude svislá vzdálenost mezi obsahem a horním koncem závorky. Pole lze použít pouze v kombinaci s volbou <text:span text:style-name="Emphasis">Zvětšovat všechny závorky</text:span>.</text:p>
        </text:list-item>
      </text:list>
      <text:list xml:id="list73025651899447" text:continue-list="list73025676322076" text:style-name="List_20_1">
        <text:list-item>
          <text:p text:style-name="List_20_1"><text:span text:style-name="Strong_20_Emphasis">Matice</text:span> – určuje relativní vzdálenosti mezi prvky matice.</text:p>
        </text:list-item>
      </text:list>
      <text:list xml:id="list73024762764595" text:continue-list="list73024742825637"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73026704966445" text:continue-list="list73025651899447" text:style-name="List_20_1">
        <text:list-item>
          <text:p text:style-name="List_20_1"><text:span text:style-name="Strong_20_Emphasis">Symboly</text:span> – určuje vzdálenost symbolů od proměnných.</text:p>
        </text:list-item>
      </text:list>
      <text:list xml:id="list73025707776206" text:continue-list="list73024762764595"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73025206759158" text:continue-list="list73026704966445" text:style-name="List_20_1">
        <text:list-item>
          <text:p text:style-name="List_20_1"><text:span text:style-name="Strong_20_Emphasis">Operátory</text:span> – určuje vzdálenosti mezi operátory a proměnnými nebo čísly.</text:p>
        </text:list-item>
      </text:list>
      <text:list xml:id="list73025767115053" text:continue-list="list73025707776206"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73024698784348" text:continue-list="list73025206759158" text:style-name="List_20_1">
        <text:list-item>
          <text:p text:style-name="List_20_1"><text:span text:style-name="Strong_20_Emphasis">Ohraničení</text:span> – přidá ke vzorci ohraničení. Tato volba je zvláště užitečná, pokud chceme integrovat vzorec do textového souboru v programu Writer. Při nastavení musíme dát pozor, abychom nenastavili velikost 0, jelikož to způsobuje problémy se zobrazením textu, který obtéká vzorec.</text:p>
        </text:list-item>
      </text:list>
      <text:list xml:id="list73024650180344" text:continue-list="list73025767115053" text:style-name="List_20_2">
        <text:list-item>
          <text:p text:style-name="List_20_2"><text:span text:style-name="Emphasis">Vlevo</text:span> – levé ohraničení mezi vzorcem a pozadím.</text:p>
        </text:list-item>
        <text:list-item>
          <text:p text:style-name="List_20_2"><text:span text:style-name="Emphasis">Vpravo</text:span> – pravé ohraničení mezi vzorcem a pozadím.</text:p>
        </text:list-item>
        <text:list-item>
          <text:p text:style-name="List_20_2"><text:span text:style-name="Emphasis">Nahoře</text:span> – horní ohraničení mezi vzorcem a pozadím.</text:p>
        </text:list-item>
        <text:list-item>
          <text:p text:style-name="List_20_2"><text:span text:style-name="Emphasis">Dole</text:span> – spodní ohraničení mezi vzorcem a pozadím.</text:p>
        </text:list-item>
      </text:list>
      <text:list xml:id="list73024962376891" text:continue-list="list73024698784348"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Před uložením těchto změn se zobrazí potvrzovací dialog.</text:p>
        </text:list-item>
      </text:list>
      <text:h text:style-name="Heading_20_2" text:outline-level="2"><text:bookmark-start text:name="__RefHeading__18199_270489466"/>Úprava zarovnání vzorců<text:bookmark-end text:name="__RefHeading__18199_270489466"/></text:h>
      <text:p text:style-name="P22">Nastavení zarovnání určuje, jak se prvky vzorců umístěné nad sebou vzájemně vodorovně zarovnají.</text:p>
      <text:list xml:id="list73026244876764" text:continue-list="list73025555622182" text:style-name="Heading_20_Note">
        <text:list-item>
          <text:p text:style-name="P114">Poznámka</text:p>
        </text:list-item>
      </text:list>
      <text:p text:style-name="Text_20_Note">Není možné zarovnat vzorce na konkrétní znak a zarovnání vzorců se nevztahuje na textové prvky. Textové prvky jsou vždy zarovnány doleva.</text:p>
      <text:list xml:id="list73026723877390" text:continue-numbering="true" text:style-name="Heading_20_Note">
        <text:list-item>
          <text:p text:style-name="P114"><text:soft-page-break/>Poznámka</text:p>
        </text:list-item>
      </text:list>
      <text:p text:style-name="Text_20_Note">Vedle níže popsaných způsobů zarovnání vzorců  lze vzorce zarovnat pomocí příkazů <text:span text:style-name="Code">alignl </text:span>, <text:span text:style-name="Code">alignc</text:span> a <text:span text:style-name="Code">alignr </text:span>. Tyto příkazy fungují také pro textové prvky.</text:p>
      <text:h text:style-name="Heading_20_3" text:outline-level="3"><text:bookmark-start text:name="__RefHeading___Toc23725_290720014"/>Současné zarovnání vzorců<text:bookmark-end text:name="__RefHeading___Toc23725_290720014"/></text:h>
      <text:p text:style-name="Text_20_body">Chceme-li změnit zarovnání použité pro aktuální vzorec v programu Math nebo v jiné součásti LibreOffice:</text:p>
      <text:list xml:id="list73026351079773" text:continue-list="list73025708418508" text:style-name="Numbering_20_1">
        <text:list-item text:start-value="1">
          <text:p text:style-name="Numbering_20_1">V editoru vzorců klepneme na značkovací jazyk.</text:p>
        </text:list-item>
        <text:list-item>
          <text:p text:style-name="Numbering_20_1">V hlavní nabídce přejdeme na <text:span text:style-name="Strong_20_Emphasis">Formát &gt; Zarovnání</text:span> a otevřeme dialogové okno Zarovnání (obrázek  <text:span text:style-name="T32"><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62"><draw:frame draw:style-name="fr1" draw:name="Frame5" text:anchor-type="as-char" svg:width="10.211cm" draw:z-index="73"><draw:text-box fo:min-height="4.815cm"><text:p text:style-name="Caption"><draw:frame draw:style-name="fr6" draw:name="Image17" text:anchor-type="as-char" svg:width="10.211cm" style:rel-width="100%" svg:height="4.815cm" style:rel-height="scale" draw:z-index="74"><draw:image xlink:href="Pictures/1000000000000182000000B67DE8403B3DFC6565.png" xlink:type="simple" xlink:show="embed" xlink:actuate="onLoad" loext:mime-type="image/png"/></draw:frame><text:line-break/>Obrázek <text:sequence text:ref-name="refFigure9" text:name="Figure" text:formula="ooow:Figure+1" style:num-format="1">10</text:sequence>: Dialogové okno Zarovnání</text:p></draw:text-box></draw:frame></text:p>
      <text:h text:style-name="Heading_20_3" text:outline-level="3"><text:bookmark-start text:name="__RefHeading__18179_105502877"/>Výchozí zarovnání vzorců<text:bookmark-end text:name="__RefHeading__18179_105502877"/></text:h>
      <text:p text:style-name="Text_20_body">Pokud chceme změnit výchozí zarovnání použité pro všechny vzorce v programu Math nebo v jiné součásti LibreOffice:</text:p>
      <text:list xml:id="list73026102381478" text:continue-list="list73026351079773" text:style-name="Numbering_20_1">
        <text:list-item text:start-value="1">
          <text:p text:style-name="Numbering_20_1">Než do dokumentu začneme vkládat vzorce, přejdeme v hlavní nabídce do <text:span text:style-name="Strong_20_Emphasis">Formát &gt; Zarovnání</text:span> a otevřeme dialogové okno Zarovnání (obrázek <text:span text:style-name="T15"><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73026499361774" text:continue-list="list73026723877390" text:style-name="Heading_20_Note">
        <text:list-item>
          <text:p text:style-name="P115">Poznámka</text:p>
        </text:list-item>
      </text:list>
      <text:p text:style-name="P14">Pokud jsme již do dokumentu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Heading_20_2" text:outline-level="2"><text:bookmark-start text:name="__RefHeading__41599_314314075"/>Úprava barvy vzorců<text:bookmark-end text:name="__RefHeading__41599_314314075"/></text:h>
      <text:h text:style-name="Heading_20_3" text:outline-level="3"><text:bookmark-start text:name="__RefHeading___Toc23727_290720014"/>Barva znaků<text:bookmark-end text:name="__RefHeading___Toc23727_290720014"/></text:h>
      <text:p text:style-name="P20">Barva znaků ve vzorci se mění pomocí příkazu color. Tento příkaz pracuje pouze s prvkem vzorce bezprostředně za názvem barvy. Zadáme například ve značkovacím jazyce <text:span text:style-name="Code">color red ABC 5 times 4</text:span><text:span text:style-name="T57"> a dostaneme výsledek <text:s/></text:span><text:span text:style-name="T57"><draw:frame draw:style-name="fr13" draw:name="Object51" text:anchor-type="as-char" svg:y="-0.377cm" svg:width="1.917cm" svg:height="0.467cm" draw:z-index="75"><draw:object xlink:href="./Object 113" xlink:type="simple" xlink:show="embed" xlink:actuate="onLoad"/><draw:image xlink:href="./ObjectReplacements/Object 113" xlink:type="simple" xlink:show="embed" xlink:actuate="onLoad"/></draw:frame></text:span>.</text:p>
      <text:p text:style-name="P20"><text:soft-page-break/>Chceme-li změnit barvu celého vzorce, musíme uzavřít celý vzorec do závorek. Například zadáním  <text:span text:style-name="Code">color red {ABC 5 times 4}</text:span> dostaneme výsledek<text:span text:style-name="Code"><text:span text:style-name="T10"><draw:frame draw:style-name="fr13" draw:name="Object52" text:anchor-type="as-char" svg:y="-0.377cm" svg:width="1.921cm" svg:height="0.469cm" draw:z-index="76"><draw:object xlink:href="./Object 114" xlink:type="simple" xlink:show="embed" xlink:actuate="onLoad"/><draw:image xlink:href="./ObjectReplacements/Object 114" xlink:type="simple" xlink:show="embed" xlink:actuate="onLoad"/></draw:frame></text:span></text:span>.</text:p>
      <text:p text:style-name="Text_20_body">Informace o barvách dostupných v programu Math nalezneme v Příloze A: Přehled příkazů v příručce <text:span text:style-name="Emphasis">Průvodce programem Math</text:span>.</text:p>
      <text:h text:style-name="P100" text:outline-level="3"><text:bookmark-start text:name="__RefHeading___Toc23729_290720014"/>Barva pozadí<text:bookmark-end text:name="__RefHeading___Toc23729_290720014"/></text:h>
      <text:p text:style-name="Text_20_body">Pro vzorce v programu Math není možné vybrat barvu pozadí. Barva pozadí pro vzorec je standardně barva jako dokument nebo rámec, do kterého byl vzorec vložen. V dokumentech LibreOffice však můžeme pomocí vlastností objektu barvu pozadí vzorce změnit. Další informace o použití barvy pozadí (výplň oblasti objektu) se vzorcem nalezneme v uživatelských příručkách pro programy Writer, Calc, Draw a Impress.</text:p>
      <text:h text:style-name="Heading_20_1" text:outline-level="1"><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23">K vytváření vzorců a vytváření knihovny vzorců můžeme použít programy Math, Writer, Calc, Draw nebo Impress.</text:p>
      <text:h text:style-name="P94" text:outline-level="2"><text:bookmark-start text:name="__RefHeading__20863_356159161"/>Použití programu Math<text:bookmark-end text:name="__RefHeading__20863_356159161"/></text:h>
      <text:list xml:id="list73025906421027" text:continue-list="list73026102381478" text:style-name="Numbering_20_1">
        <text:list-item text:start-value="1">
          <text:p text:style-name="Numbering_20_1">V počítači vytvoříme složku, která bude obsahovat vzorce, a pojmenujeme ji, například Knihovna vzorců.</text:p>
        </text:list-item>
        <text:list-item>
          <text:p text:style-name="Numbering_20_1">V LibreOffice přejdeme v hlavní nabídce do <text:span text:style-name="Strong_20_Emphasis">Soubor &gt; Nový &gt; Vzorec</text:span> nebo klepneme na <text:span text:style-name="Strong_20_Emphasis">Vzorec</text:span> na úvodní obrazovce, otevřeme program Math a vytvoříme vlastní vzorec pomocí Editoru vzorců. Další informace viz „<text:span text:style-name="T62"><text:bookmark-ref text:reference-format="text" text:ref-name="__RefHeading__36324_314314075">Vzorce jako samostatné dokumenty nebo soubory</text:bookmark-ref></text:span>” na stránce <text:span text:style-name="T62"><text:bookmark-ref text:reference-format="page" text:ref-name="__RefHeading__36324_314314075">5</text:bookmark-ref></text:span><text:span text:style-name="T62"><text:s/>.</text:span></text:p>
        </text:list-item>
        <text:list-item>
          <text:p text:style-name="Numbering_20_1">V hlavní nabídce zvolíme <text:span text:style-name="Strong_20_Emphasis">Soubor &gt; Uložit jako</text:span> nebo použijeme klávesovou zkratku <text:span text:style-name="Keystroke">Ctrl + Shift + S</text:span> a otevřeme dialogové okno Uložit jako.</text:p>
        </text:list-item>
        <text:list-item>
          <text:p text:style-name="Numbering_20_1">Přejdeme do složky, kterou jsme vytvořili pro knihovnu vzorců.</text:p>
        </text:list-item>
        <text:list-item>
          <text:p text:style-name="Numbering_20_1">Do textového pole Název souboru zadáme zapamatovatelný název souboru.</text:p>
        </text:list-item>
        <text:list-item>
          <text:p text:style-name="Numbering_20_1">Z rozevíracího seznamu Typ souboru vybereme buď <text:span text:style-name="Emphasis">ODF vzorec (.odf)</text:span> nebo <text:span text:style-name="Emphasis">MathML 2.0 (.mml)</text:span> jako typ souboru pro náš vzorec.</text:p>
        </text:list-item>
        <text:list-item>
          <text:p text:style-name="Numbering_20_1">Klepnutím na <text:span text:style-name="Strong_20_Emphasis">Uložit</text:span> uložíme změny a zavřeme dialogové okno Uložit jako.</text:p>
        </text:list-item>
      </text:list>
      <text:h text:style-name="Heading_20_2" text:outline-level="2"><text:bookmark-start text:name="__RefHeading__20865_356159161"/>Použití programů Writer, Calc, Draw nebo Impress<text:bookmark-end text:name="__RefHeading__20865_356159161"/></text:h>
      <text:list xml:id="list73025462802171" text:continue-list="list73025906421027" text:style-name="Numbering_20_1">
        <text:list-item text:start-value="1">
          <text:p text:style-name="Numbering_20_1">V počítači vytvoříme složku, která bude obsahovat vzorce, a pojmenujeme ji, například Knihovna vzorců.</text:p>
        </text:list-item>
        <text:list-item>
          <text:p text:style-name="Numbering_20_1">Otevřeme dokument pomocí aplikace Writer, Calc, Draw nebo Impress.</text:p>
        </text:list-item>
        <text:list-item>
          <text:p text:style-name="Numbering_20_1">V hlavní nabídce <text:span text:style-name="Strong_20_Emphasis">Vložit &gt; Objekt &gt; Vzorec</text:span> otevřeme editor vzorců a vytvoříme vzorec. Více informací se nachází v části „<text:span text:style-name="T62"><text:bookmark-ref text:reference-format="text" text:ref-name="__RefHeading__31100_829629078">Vzorce v dokumentech LibreOffice</text:bookmark-ref></text:span>” na straně <text:span text:style-name="T62"><text:bookmark-ref text:reference-format="page" text:ref-name="__RefHeading__31100_829629078">6</text:bookmark-ref></text:span><text:span text:style-name="T62"><text:s/>.</text:span></text:p>
        </text:list-item>
        <text:list-item>
          <text:p text:style-name="Numbering_20_1">Klepneme pravým tlačítkem myši na objekt vzorce,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Do textového pole Název souboru zadejte zapamatovatelný název vzorce.</text:p>
        </text:list-item>
        <text:list-item>
          <text:p text:style-name="P139">Z rozevíracího seznamu Typ souboru vybereme buď <text:span text:style-name="Emphasis">ODF vzorec (.odf)</text:span> nebo <text:span text:style-name="Emphasis">MathML 2.0 (.mml)</text:span> jako typ souboru pro náš vzorec.</text:p>
        </text:list-item>
        <text:list-item>
          <text:p text:style-name="P140"><text:soft-page-break/>Klepnutím na <text:span text:style-name="Strong_20_Emphasis">Uložit</text:span> uložíme změny a zavřeme dialogové okno Uložit jako.</text:p>
        </text:list-item>
      </text:list>
      <text:h text:style-name="Heading_20_2" text:outline-level="2"><text:bookmark-start text:name="__RefHeading__20867_356159161"/>Používání vlastní knihovny vzorců<text:bookmark-end text:name="__RefHeading__20867_356159161"/></text:h>
      <text:p text:style-name="Text_20_body">Vzorce nemůžeme vložit do dokumentu z knihovny vzorců přetažením myší nebo použitím volby v hlavní nabídce <text:span text:style-name="Strong_20_Emphasis">Vložit &gt; Soubor</text:span>. Vzorec z knihovny musíme do dokumentu vložit jako objekt OLE.</text:p>
      <text:list xml:id="list73025034157972" text:continue-list="list73025462802171" text:style-name="Numbering_20_1">
        <text:list-item text:start-value="1">
          <text:p text:style-name="Numbering_20_1">Otevřeme dokument pomocí programu Writer, Calc, Draw nebo Impress.</text:p>
        </text:list-item>
        <text:list-item>
          <text:p text:style-name="Numbering_20_1">V hlavní nabídce zvolíme <text:span text:style-name="Strong_20_Emphasis">Vložit &gt; Objekt &gt; Objekt OLE</text:span> a otevřeme dialogové okno Vložit objekt OLE.</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 který chceme vložit a klepneme na <text:span text:style-name="Strong_20_Emphasis">Otevřít</text:span> nebo dvakrát klepneme na vzorec, který chceme vložit.</text:p>
        </text:list-item>
        <text:list-item>
          <text:p text:style-name="Numbering_20_1">Klepneme na <text:span text:style-name="Strong_20_Emphasis">OK</text:span> a vložíme do dokumentu vzorec jako objekt OLE, čímž zavřeme dialogové okno Objekt OLE.</text:p>
        </text:list-item>
      </text:list>
      <text:h text:style-name="Heading_20_1" text:outline-level="1"><text:bookmark-start text:name="Chapter 2"/><text:bookmark-start text:name="__RefHeading__1942_3143140754167"/>Vzorce v programu Writer<text:bookmark-end text:name="Chapter 2"/><text:bookmark-end text:name="__RefHeading__1942_3143140754167"/></text:h>
      <text:p text:style-name="Text_20_body">Pokud je vzorec vložen do dokumentu, program Writer vloží vzorec do rámce a považuje vzorec za objekt OLE. Poklepáním na vložený vzorec otevřeme editor vzorců v programu Math, který nám umožní vzorec upravit.</text:p>
      <text:p text:style-name="Text_20_body">Tato kapitola vysvětluje, jaké možnosti změny máme pro každý jednotlivý vzorec v dokumentu programu Writer. Informace o tom, jak změnit výchozí nastavení stylů rámců pro objekty OLE, najdeme v kapitolách o stylech ve <text:span text:style-name="Emphasis">Writer Guide</text:span>.</text:p>
      <text:h text:style-name="Heading_20_2"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ké číslování vzorců pro účely křížového odkazu lze provést pouze v programu Writer. Nejjednodušší způsob, jak přidat číslované vzorce v řadě, je použít položku automatického textu <text:span text:style-name="Strong_20_Emphasis">fn</text:span> (pro '<text:span text:style-name="Strong_20_Emphasis">formula numbered</text:span>').</text:p>
      <text:list xml:id="list73025112951373" text:continue-list="list7302503415797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8"><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73025050749773" text:continue-numbering="true" text:style-name="Numbering_20_1">
        <text:list-item>
          <text:p text:style-name="Numbering_20_1">Smažeme ukázkový vzorec a vložíme do levého sloupce vzorec jako objekt.</text:p>
        </text:list-item>
        <text:list-item>
          <text:p text:style-name="P141">Případně můžeme nejprve vložit vzorec do dokumentu, poté provést výše uvedené kroky 1 a 2 a nahradit ukázkový vzorec konečným vzorcem.</text:p>
        </text:list-item>
      </text:list>
      <text:p text:style-name="Figure"><text:soft-page-break/><draw:frame draw:style-name="fr1" draw:name="Frame10" text:anchor-type="as-char" svg:width="12.248cm" draw:z-index="79"><draw:text-box fo:min-height="11.005cm"><text:p text:style-name="Caption"><draw:frame draw:style-name="fr6" draw:name="Image19" text:anchor-type="as-char" svg:width="12.248cm" style:rel-width="100%" svg:height="11.005cm" style:rel-height="scale" draw:z-index="80"><draw:image xlink:href="Pictures/10000000000001CF000001A05141E17671A36A0D.png" xlink:type="simple" xlink:show="embed" xlink:actuate="onLoad" loext:mime-type="image/png"/></draw:frame><text:line-break/>Obrázek <text:sequence text:ref-name="refFigure10" text:name="Figure" text:formula="ooow:Figure+1" style:num-format="1">11</text:sequence>: Dialogové okno Pole – karta Křížové odkazy</text:p></draw:text-box></draw:frame></text:p>
      <text:h text:style-name="P95" text:outline-level="2"><text:bookmark-start text:name="__RefHeading__22021_555494442"/>Křížové odkazy<text:bookmark-end text:name="__RefHeading__22021_555494442"/></text:h>
      <text:list xml:id="list73026640954072" text:continue-list="list73025050749773" text:style-name="Numbering_20_1">
        <text:list-item text:start-value="1">
          <text:p text:style-name="Numbering_20_1">V dokumentu umístíme kurzor na místo, kde chceme vložit křížový odkaz.</text:p>
        </text:list-item>
        <text:list-item>
          <text:p text:style-name="Numbering_20_1">V hlavní nabídce zvolíme <text:span text:style-name="Strong_20_Emphasis">Vložit &gt; Křížový odkaz</text:span> a otevřeme dialogové okno Pole (obrázek <text:span text:style-name="T33"><text:sequence-ref text:reference-format="value" text:ref-name="refFigure10">11</text:sequence-ref></text:span>).</text:p>
        </text:list-item>
        <text:list-item>
          <text:p text:style-name="Numbering_20_1">Klepneme na kartu <text:span text:style-name="Emphasis">Křížové odkazy</text:span> a poté vybereme <text:span text:style-name="Strong_20_Emphasis">Text</text:span> v sekci <text:span text:style-name="Emphasis">Typ</text:span>.</text:p>
        </text:list-item>
        <text:list-item>
          <text:p text:style-name="Numbering_20_1">V sekci <text:span text:style-name="Emphasis">Výběr</text:span> vybereme číslo vzorce, na který chceme odkazovat.</text:p>
        </text:list-item>
        <text:list-item>
          <text:p text:style-name="Numbering_20_1">V sekci <text:span text:style-name="Emphasis">Vložit odkaz na</text:span> vybereme <text:span text:style-name="Strong_20_Emphasis">Odkaz</text:span> a klepneme na <text:span text:style-name="Strong_20_Emphasis">Vložit</text:span>.</text:p>
        </text:list-item>
        <text:list-item>
          <text:p text:style-name="Numbering_20_1">Po vytvoření křížových odkazů zavřeme dialogové okno Pole klepnutím na <text:span text:style-name="Strong_20_Emphasis">Zavřít</text:span>.</text:p>
        </text:list-item>
      </text:list>
      <text:list xml:id="list73025226419771" text:continue-list="list73025202469274" text:style-name="Heading_20_Tip">
        <text:list-item>
          <text:p text:style-name="P126">Tip</text:p>
        </text:list-item>
      </text:list>
      <text:p text:style-name="P36">Pokud chceme vložit číslo křížového odkazu bez závorek, vybereme sekci <text:span text:style-name="Emphasis">Vložit odkaz na</text:span> <text:span text:style-name="Emphasis">Číslování</text:span> na místo <text:span text:style-name="Emphasis">Vložit odkaz na Reference</text:span>.</text:p>
      <text:list xml:id="list73025037972242" text:continue-list="list73026499361774" text:style-name="Heading_20_Note">
        <text:list-item>
          <text:p text:style-name="P116">Poznámka</text:p>
        </text:list-item>
      </text:list>
      <text:p text:style-name="P16">Pokud chceme místo kulatých závorek použít hranaté závorky nebo pokud chceme, aby se číslo křížového odkazu oddělilo od vzorce pomocí tabulátorů místo použití tabulky, nalezneme více informací v kapitole o automatickém textu v příručce <text:span text:style-name="Emphasis">Writer Guide</text:span>.</text:p>
      <text:h text:style-name="Heading_20_2" text:outline-level="2"><text:bookmark-start text:name="__RefHeading__43953_666340315"/>Ukotvení vzorců<text:bookmark-end text:name="__RefHeading__43953_666340315"/></text:h>
      <text:p text:style-name="Text_20_body">Pokud je vzorec vložen do dokumentu, považuje se za objekt v rámci programu Writer a jeho výchozí ukotvení je <text:span text:style-name="Strong_20_Emphasis">Ke znaku</text:span> v odstavci. Chceme-li změnit ukotvení objektu vzorce:</text:p>
      <text:list xml:id="list73026148736378" text:continue-list="list73026640954072" text:style-name="Numbering_20_1">
        <text:list-item text:start-value="1">
          <text:p text:style-name="Numbering_20_1">Klepneme pravým tlačítkem myši na vybraný objekt vzorce a v místní nabídce vybereme možnost <text:span text:style-name="Strong_20_Emphasis">Ukotvit</text:span>.</text:p>
        </text:list-item>
        <text:list-item>
          <text:p text:style-name="Numbering_20_1"><text:soft-page-break/>Z místní podnabídky vybereme novou možnost ukotvení. Dostupné volby pro ukotvení jsou <text:span text:style-name="Strong_20_Emphasis">Ke stránce</text:span>, <text:span text:style-name="Strong_20_Emphasis">K odstavci</text:span>, <text:span text:style-name="Strong_20_Emphasis">Ke znaku</text:span> nebo <text:span text:style-name="Strong_20_Emphasis">Jako znak</text:span>.</text:p>
        </text:list-item>
      </text:list>
      <text:p text:style-name="Figure"><draw:frame draw:style-name="fr1" draw:name="Frame11" text:anchor-type="as-char" svg:width="14.28cm" draw:z-index="81"><draw:text-box fo:min-height="9.52cm"><text:p text:style-name="Caption"><draw:frame draw:style-name="fr6" draw:name="Image1" text:anchor-type="as-char" svg:width="14.28cm" style:rel-width="100%" svg:height="9.52cm" style:rel-height="scale" draw:z-index="82"><draw:image xlink:href="Pictures/100000000000022E000001742B598C663A803D05.png" xlink:type="simple" xlink:show="embed" xlink:actuate="onLoad" loext:mime-type="image/png"/></draw:frame><text:line-break/>Obrázek <text:sequence text:ref-name="refFigure11" text:name="Figure" text:formula="ooow:Figure+1" style:num-format="1">12</text:sequence>: Dialogové okno Objekt - karta Typ s možností ukotvení</text:p></draw:text-box></draw:frame></text:p>
      <text:list xml:id="list73025051130676" text:continue-numbering="true" text:style-name="Numbering_20_1">
        <text:list-item>
          <text:p text:style-name="Numbering_20_1">Případně klepneme pravým tlačítkem na vybraný objekt vzorců a z lokální nabídky zvolíme <text:span text:style-name="Strong_20_Emphasis">Vlastnosti</text:span> nebo v hlavní nabídce zvolíme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Emphasis">Typ</text:span> vybereme novou pozici ukotvení v sekci <text:span text:style-name="Emphasis">Ukotvení</text:span>.</text:p>
        </text:list-item>
        <text:list-item>
          <text:p text:style-name="Numbering_20_1">Klepnutím na <text:span text:style-name="Strong_20_Emphasis">OK</text:span> uložíme změny a zavřeme dialogové okno Objekt.</text:p>
        </text:list-item>
      </text:list>
      <text:list xml:id="list73026771800180" text:continue-list="list73025037972242" text:style-name="Heading_20_Note">
        <text:list-item>
          <text:p text:style-name="P117">Poznámka</text:p>
        </text:list-item>
      </text:list>
      <text:p text:style-name="P37">Možnosti kotvení nejsou v dialogovém okně Objekt k dispozici, pokud provádíme změny různých možností dostupných pro styly rámce. Další informace o tom, jak upravit styly rámců, najdeme v kapitolách o stylech v příručce <text:span text:style-name="Emphasis">Writer Guide</text:span>.</text:p>
      <text:h text:style-name="Heading_20_2" text:outline-level="2"><text:bookmark-start text:name="__RefHeading__43955_666340315"/>Svislé zarovnání<text:bookmark-end text:name="__RefHeading__43955_666340315"/></text:h>
      <text:p text:style-name="Text_20_body">Běžné výchozí nastavení svislého zarovnání pro objekty vzorce používá jako referenci základní linii textu. Toto výchozí nastavení lze změnit úpravou stylu rámců vzorců; další informace nalezneme v kapitolách o stylech v příručce <text:span text:style-name="Emphasis">Writer Guide</text:span>.</text:p>
      <text:p text:style-name="Text_20_body">Pokud chceme změnit svislé zarovnání jednotlivého objektu vzorce (za předpokladu, že je vybrána možnost kotvení <text:span text:style-name="Strong_20_Emphasis">Ke znaku</text:span>):</text:p>
      <text:list xml:id="list73024757388509" text:continue-list="list73025051130676" text:style-name="Numbering_20_1">
        <text:list-item text:start-value="1">
          <text:p text:style-name="Numbering_20_1">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Emphasis">Typ</text:span> vybereme v sekci <text:span text:style-name="Emphasis">Umístění</text:span> novou pozici umístění. Dostupné možnosti vertikálního zarovnání jsou <text:span text:style-name="Strong_20_Emphasis">Nahoru</text:span>, <text:span text:style-name="Strong_20_Emphasis">Dolů</text:span>, <text:span text:style-name="Strong_20_Emphasis">Na střed</text:span> nebo <text:span text:style-name="Strong_20_Emphasis">Zdola</text:span>.</text:p>
        </text:list-item>
        <text:list-item>
          <text:p text:style-name="Numbering_20_1">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text:soft-page-break/>V rozevíracím seznamu v sekci <text:span text:style-name="Emphasis">Umístění</text:span> vybereme typ zarovnání textu. Dostupné možnosti zarovnání textu jsou <text:span text:style-name="Strong_20_Emphasis">Účaří</text:span>, <text:span text:style-name="Strong_20_Emphasis">Znak</text:span> a <text:span text:style-name="Strong_20_Emphasis">Řádek</text:span>.</text:p>
        </text:list-item>
        <text:list-item>
          <text:p text:style-name="Numbering_20_1">Klepnutím na <text:span text:style-name="Strong_20_Emphasis">OK</text:span> uložíme změny a zavřeme dialogové okno Objekt.</text:p>
        </text:list-item>
      </text:list>
      <text:list xml:id="list73026637654146" text:continue-list="list73026771800180" text:style-name="Heading_20_Note">
        <text:list-item>
          <text:p text:style-name="P118">Poznámka</text:p>
        </text:list-item>
      </text:list>
      <text:p text:style-name="P38">Pokud je sekce <text:span text:style-name="Emphasis">Pozice</text:span> v dialogovém okně Objekt šedá a není k dispozici, přejdeme do <text:span text:style-name="Strong_20_Emphasis">Nástroje &gt; Možnosti &gt; LibreOffice Writer &gt; Pomůcky pro formátování</text:span> a zrušíme volbu <text:span text:style-name="Strong_20_Emphasis">Zarovnání účaří matematiky</text:span>. Toto nastavení se uloží spolu s dokumentem a vztahuje se na všechny vzorce, které se v něm nacházejí. Všechny nově vytvořené dokumenty také použijí toto nastavení.</text:p>
      <text:h text:style-name="Heading_20_2" text:outline-level="2"><text:bookmark-start text:name="__RefHeading__43957_666340315"/>Mezery mezi objekty<text:bookmark-end text:name="__RefHeading__43957_666340315"/></text:h>
      <text:p text:style-name="Text_20_body">Objekt vzorce má po vložení do dokumentu programu Writer mezery na každé straně objektu vzorce. Výchozí hodnota použitá pro mezery je nastavena ve stylu rámce pro objekty vzorců a může být změněna úpravou stylu rámců vzorců. Další informace nalezneme v kapitolách o stylech v příručce <text:span text:style-name="Emphasis">Průvodce programem Writer</text:span>.</text:p>
      <text:p text:style-name="Text_20_body">Mezery pro každý objekt vzorce v dokumentu můžeme individuálně upravit takto:</text:p>
      <text:list xml:id="list73025676976312" text:continue-list="list73024757388509" text:style-name="Numbering_20_1">
        <text:list-item text:start-value="1">
          <text:p text:style-name="Numbering_20_1">Vytvoříme vzorec v dokumentu programu Writer.</text:p>
        </text:list-item>
        <text:list-item>
          <text:p text:style-name="Numbering_20_1">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Numbering_20_1">Klepneme na kartu <text:span text:style-name="Emphasis">Obtékání textu</text:span> a otevřeme stránku Obtékání textu (obrázek <text:span text:style-name="T38"><text:sequence-ref text:reference-format="value" text:ref-name="refFigure12">13</text:sequence-ref></text:span>).</text:p>
        </text:list-item>
        <text:list-item>
          <text:p text:style-name="Numbering_20_1">V sekci <text:span text:style-name="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Numbering_20_1">Klepnutím na <text:span text:style-name="Strong_20_Emphasis">OK</text:span> uložíme změny a zavřeme dialogové okno Objekt.</text:p>
        </text:list-item>
      </text:list>
      <text:p text:style-name="Figure"><draw:frame draw:style-name="fr1" draw:name="Frame12" text:anchor-type="as-char" svg:width="16.589cm" draw:z-index="83"><draw:text-box fo:min-height="9.756cm"><text:p text:style-name="Caption"><draw:frame draw:style-name="fr8" draw:name="Image20" text:anchor-type="as-char" svg:width="16.589cm" style:rel-width="100%" svg:height="9.303cm" style:rel-height="scale" draw:z-index="85"><draw:image xlink:href="Pictures/10000000000002730000019064EE73253F83A3E8.png" xlink:type="simple" xlink:show="embed" xlink:actuate="onLoad" loext:mime-type="image/png"/></draw:frame><text:line-break/>Obrázek <text:sequence text:ref-name="refFigure12" text:name="Figure" text:formula="ooow:Figure+1" style:num-format="1">13</text:sequence>: Dialogové okno Objekt – karta Obtékání textu</text:p></draw:text-box></draw:frame></text:p>
      <text:h text:style-name="Heading_20_2"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Kvůli snazšímu čtení velkých vzorců se proto doporučuje vždy vkládat velké vzorce do samostatného odstavce tak, aby byl oddělen od textu.</text:p>
      <text:p text:style-name="Text_20_body"><text:soft-page-break/>Pokud je ovšem nutné umístit velký vzorec do řádku textu, dvojitým klepnutím na vzorec otevřeme editor vzorců a poté zapneme v hlavní nabídce <text:span text:style-name="Strong_20_Emphasis">Formát &gt; Textový režim</text:span>. Editor vzorců se pokusí zmenšit vzorec tak, aby odpovídal výšce textu. Čitatelé a jmenovatelé zlomků jsou zmenšeni a hranice integrálů a součtů jsou umístěny vedle znaménka integrálu/součtu, jak ukazuje následující příklad.</text:p>
      <text:p text:style-name="Definition_20_Term">Příklad</text:p>
      <text:p text:style-name="Text_20_body_20_indent">Vzorec v samostatném odstavci:</text:p>
      <text:p text:style-name="P55"><draw:frame draw:style-name="fr13" draw:name="Object54" text:anchor-type="as-char" svg:y="-0.713cm" svg:width="1.02cm" svg:height="1.139cm" draw:z-index="90"><draw:object xlink:href="./Object 8" xlink:type="simple" xlink:show="embed" xlink:actuate="onLoad"/><draw:image xlink:href="./ObjectReplacements/Object 8" xlink:type="simple" xlink:show="embed" xlink:actuate="onLoad"/></draw:frame></text:p>
      <text:p text:style-name="P56">a stejný vzorec vložený do řádku textu ve formátu textového režimu:<text:span text:style-name="T34"><draw:frame draw:style-name="fr13" draw:name="Object55" text:anchor-type="as-char" svg:y="-0.407cm" svg:width="1.282cm" svg:height="0.561cm" draw:z-index="91"><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me změnit pozadí a ohraničení.</text:p>
      <text:list xml:id="list73026208419650" text:continue-list="list73026637654146" text:style-name="Heading_20_Note">
        <text:list-item>
          <text:p text:style-name="P118">Poznámka</text:p>
        </text:list-item>
      </text:list>
      <text:p text:style-name="Text_20_Note">Velikost rámce, do kterého je vzorec vložen při vložení do dokumentu, nelze změnit. Velikost rámce pro objekt vzorců závisí na nastavení velikosti písma vzorců, další informace viz  „<text:span text:style-name="T110"><text:bookmark-ref text:reference-format="text" text:ref-name="__RefHeading__5648_1566568644">Vytváření vzorců</text:bookmark-ref></text:span>” na straně <text:span text:style-name="T97"><text:bookmark-ref text:reference-format="page" text:ref-name="__RefHeading__5648_1566568644">7</text:bookmark-ref></text:span><text:span text:style-name="T97"><text:s/>a „</text:span><text:span text:style-name="T97"><text:bookmark-ref text:reference-format="text" text:ref-name="__RefHeading__31094_829629078">Úpravy vzorců</text:bookmark-ref></text:span>” na straně <text:span text:style-name="T97"><text:bookmark-ref text:reference-format="page" text:ref-name="__RefHeading__31094_829629078">12</text:bookmark-ref></text:span><text:span text:style-name="T110"><text:s/>.</text:span></text:p>
      <text:p text:style-name="Definition_20_Term"><text:bookmark-start text:name="__RefHeading__43959_666340315"/>Pozadí<text:bookmark-end text:name="__RefHeading__43959_666340315"/></text:p>
      <text:list xml:id="list73026643221438" text:continue-list="list73025676976312" text:style-name="Numbering_20_1">
        <text:list-item text:start-value="1">
          <text:p text:style-name="Numbering_20_1">V dokumentu vybereme vzorec, u kterého chceme změnit pozadí.</text:p>
        </text:list-item>
        <text:list-item>
          <text:p text:style-name="Numbering_20_1">Klepneme pravým tlačítkem na vzorec a zvolíme z místní nabídky <text:span text:style-name="Strong_20_Emphasis">Vlastnosti</text:span> nebo v hlavní nabídce <text:span text:style-name="Strong_20_Emphasis">Formát &gt; Rámec a objekt &gt; Vlastnosti</text:span> otevřeme dialogové okno Objekt.</text:p>
        </text:list-item>
        <text:list-item>
          <text:p text:style-name="Numbering_20_1">Klepneme na kartu <text:span text:style-name="Strong_20_Emphasis">Oblast</text:span> a prostřednictvím tlačítek vybereme typ výplně (obrázek <text:span text:style-name="T3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Definition_20_Term"><text:bookmark-start text:name="__RefHeading__21214_1542381791"/>Ohraničení<text:bookmark-end text:name="__RefHeading__21214_1542381791"/></text:p>
      <text:list xml:id="list73026630297662" text:continue-list="list73026643221438" text:style-name="Numbering_20_1">
        <text:list-item text:start-value="1">
          <text:p text:style-name="Numbering_20_1">V dokumentu vybereme vzorec, u kterého chceme změnit ohraničení.</text:p>
        </text:list-item>
        <text:list-item>
          <text:p text:style-name="Numbering_20_1">Klepneme pravým tlačítkem na vzorec a zvolíme z místní nabídky <text:span text:style-name="Strong_20_Emphasis">Vlastnosti</text:span> nebo v hlavní nabídce <text:span text:style-name="Strong_20_Emphasis">Formát &gt; Rámec a objekt &gt; Vlastnosti</text:span> otevřeme dialogové okno Objekt.</text:p>
        </text:list-item>
        <text:list-item>
          <text:p text:style-name="Numbering_20_1">Klepneme na kartu <text:span text:style-name="Strong_20_Emphasis">Ohraničení</text:span> a vybereme možnosti, které chceme použít pro ohraničení vzorců (obrázek <text:span text:style-name="T63"><text:sequence-ref text:reference-format="value" text:ref-name="refFigure14">15</text:sequence-ref></text:span>).</text:p>
        </text:list-item>
        <text:list-item>
          <text:p text:style-name="P142">Klepnutím na <text:span text:style-name="Strong_20_Emphasis">OK</text:span> uložíme změny a zavřeme dialogové okno Objekt.</text:p>
        </text:list-item>
      </text:list>
      <text:p text:style-name="P67"><text:soft-page-break/><draw:frame draw:style-name="fr1" draw:name="Frame13" text:anchor-type="as-char" svg:width="14.764cm" draw:z-index="84"><draw:text-box fo:min-height="11.737cm"><text:p text:style-name="Caption"><draw:frame draw:style-name="fr6" draw:name="Image27" text:anchor-type="as-char" svg:width="14.764cm" style:rel-width="100%" svg:height="11.086cm" style:rel-height="scale" draw:z-index="92"><draw:image xlink:href="Pictures/100000000000022E000001A369D0AE32C049AE7E.png" xlink:type="simple" xlink:show="embed" xlink:actuate="onLoad" loext:mime-type="image/png"/></draw:frame><text:line-break/>Obrázek <text:sequence text:ref-name="refFigure13" text:name="Figure" text:formula="ooow:Figure+1" style:num-format="1">14</text:sequence>: Dialogové okno Objekt – karta Oblast</text:p></draw:text-box></draw:frame></text:p>
      <text:p text:style-name="Figure"><draw:frame draw:style-name="fr1" draw:name="Frame15" text:anchor-type="as-char" svg:width="14.764cm" draw:z-index="3"><draw:text-box fo:min-height="9.551cm"><text:p text:style-name="Caption"><draw:frame draw:style-name="fr6" draw:name="Image28" text:anchor-type="as-char" svg:width="14.764cm" style:rel-width="100%" svg:height="9.551cm" style:rel-height="scale" draw:z-index="77"><draw:image xlink:href="Pictures/100000000000022E00000169B554ADA72AD24701.png" xlink:type="simple" xlink:show="embed" xlink:actuate="onLoad" loext:mime-type="image/png"/></draw:frame><text:line-break/>Obrázek <text:sequence text:ref-name="refFigure14" text:name="Figure" text:formula="ooow:Figure+1" style:num-format="1">15</text:sequence>: Dialogové okno Objekt – karta Ohraničení</text:p></draw:text-box></draw:frame></text:p>
      <text:h text:style-name="Heading_20_2" text:outline-level="2"><text:bookmark-start text:name="__RefHeading__25427_144202065"/><text:soft-page-break/>Rychlé vkládání vzorců<text:bookmark-end text:name="__RefHeading__25427_144202065"/></text:h>
      <text:p text:style-name="P75">Chceme-li rychle vložit vzorec do dokumentu Writer, aniž bychom otevírali editor vzorců, a známe-li značkovací jazyk:</text:p>
      <text:list xml:id="list73025251879397" text:continue-list="list73026630297662" text:style-name="Numbering_20_1">
        <text:list-item text:start-value="1">
          <text:p text:style-name="Numbering_20_1">Zadáme vzorec pomocí značkovacího jazyka do dokumentu na místě, kde chceme vzorec.</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
      <text:h text:style-name="Heading_20_1" text:outline-level="1"><text:bookmark-start text:name="Chapter 3"/><text:bookmark-start text:name="__RefHeading__1942_3143140754168"/>Vzorce v programech Calc, Draw a Impress<text:bookmark-end text:name="Chapter 3"/><text:bookmark-end text:name="__RefHeading__1942_3143140754168"/></text:h>
      <text:p text:style-name="Text_20_body">V programech Calc, Draw a Impress jsou vzorce vloženy jako objekty OLE bez pozadí (výplň oblasti) nebo ohraničení. Každý objekt vzorce je vkládán do sešitu, kresby nebo snímku takto:</text:p>
      <text:list xml:id="list73024961325100" text:continue-list="list73024962376891" text:style-name="List_20_1">
        <text:list-item>
          <text:p text:style-name="List_20_1">V programu Calc jsou vzorce vloženy do vybrané buňky. Objekt vzorce nemá přiřazený žádný styl.</text:p>
        </text:list-item>
        <text:list-item>
          <text:p text:style-name="List_20_1">V programu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Guide</text:span> nebo <text:span text:style-name="Emphasis">Impress Guide</text:span>.</text:p>
        </text:list-item>
      </text:list>
      <text:h text:style-name="Heading_20_2" text:outline-level="2"><text:bookmark-start text:name="__RefHeading__105083_1944604369"/>Ukotvení vzorců<text:bookmark-end text:name="__RefHeading__105083_1944604369"/></text:h>
      <text:h text:style-name="Heading_20_3"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73025705439787" text:continue-list="list73025251879397" text:style-name="Numbering_20_1">
        <text:list-item text:start-value="1">
          <text:p text:style-name="Numbering_20_1">Vyberem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Případně přejdeme v hlavní nabídce na <text:span text:style-name="Strong_20_Emphasis">Formát &gt; Ukotvit</text:span> a vybereme <text:span text:style-name="Strong_20_Emphasis">Ke stránce</text:span> nebo <text:span text:style-name="Strong_20_Emphasis">K buňce</text:span>.</text:p>
        </text:list-item>
      </text:list>
      <text:h text:style-name="Heading_20_3" text:outline-level="3"><text:bookmark-start text:name="__RefHeading__22002_993642331"/>Draw a Impress<text:bookmark-end text:name="__RefHeading__22002_993642331"/></text:h>
      <text:p text:style-name="Text_20_body">Po vložení vzorce do kresby nebo snímku je vzorec vložen jako plovoucí objekt OLE a není ukotven k žádné pozici na snímku nebo výkresu.</text:p>
      <text:h text:style-name="Heading_20_2"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Guide</text:span>, <text:span text:style-name="Emphasis">Draw Guide</text:span> a <text:span text:style-name="Emphasis">Impress Guide</text:span>.</text:p>
      <text:p text:style-name="Text_20_body">Následující body nám pomohou vybrat dialog, který použijeme, pokud chceme změnit vlastnosti vzorců.</text:p>
      <text:list xml:id="list73025276760650" text:continue-list="list73024961325100" text:style-name="List_20_1">
        <text:list-item>
          <text:p text:style-name="List_20_1">Na pozadí vzorce použijeme různé možnosti na kartách dialogového okna Oblast.</text:p>
        </text:list-item>
        <text:list-item>
          <text:p text:style-name="List_20_1">K ohraničení vzorce použijeme různé možnosti dialogového okna Čára. Všimněme si, že ohraničení vzorce jsou oddělená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programech Draw a Impress můžeme objekt uspořádat, zarovnat, seskupit, převrátit, převést, rozpojit nebo složit a upravit body objektu vzorce.</text:p>
        </text:list-item>
        <text:list-item>
          <text:p text:style-name="List_20_1"><text:soft-page-break/>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Velikost objektu vzorce je v dialogovém okně Umístění a velikost zamknuta, ale pokud chceme, můžeme tuto volbu zrušit. To se však nedoporučuje, protože změna velikosti objektu vzorce pomocí dialogového okna Umístění a velikost může vést ke zkreslení vzorce, což ztěžuje jeho čtení.</text:p>
        </text:list-item>
      </text:list>
      <text:h text:style-name="Heading_20_2" text:outline-level="2"><text:bookmark-start text:name="__RefHeading__18217_270489466"/>Vzorce v grafech<text:bookmark-end text:name="__RefHeading__18217_270489466"/></text:h>
      <text:p text:style-name="Text_20_body">Graf v tabulce Calc je sám o sobě objekt OLE, proto nemůžeme k vytvoření a vložení vzorce do grafu použít editor vzorců.</text:p>
      <text:p text:style-name="Text_20_body">Chceme-li vložit vzorec do grafu, vytvoříme vzorec nejprve pomocí editoru vzorců a zkopírujeme vzorec do schránky. Poté vytvoříme graf v programu Calc a vložíme vzorec do grafu. Vzorec se automaticky převede do správného formátu pro vložení do grafu.</text:p>
      <text:p text:style-name="Text_20_body">Pokud chceme později vzorec změnit, musíme celý proces vytváření, kopírování a vkládání opakovat.</text:p>
      <text:h text:style-name="Heading_20_1" text:outline-level="1"><text:bookmark-start text:name="Chapter 4"/><text:bookmark-start text:name="__RefHeading__1942_314314075416869"/>Přizpůsobení<text:bookmark-end text:name="Chapter 4"/><text:bookmark-end text:name="__RefHeading__1942_314314075416869"/></text:h>
      <text:p text:style-name="Text_20_body">Tato část vysvětluje, jak si můžeme program LibreOffice Math přizpůsobit tak, aby vyhovoval způsobu vytváření vzorců k použití v dokumentech LibreOffice. Informace o tom, jak přizpůsobit LibreOffice, najdeme také v kapitole 14 - <text:span text:style-name="Emphasis">Přizpůsobení LibreOffice</text:span> této příručky.</text:p>
      <text:h text:style-name="Heading_20_2" text:outline-level="2"><text:bookmark-start text:name="__RefHeading__23801_206425780"/><text:alphabetical-index-mark-start text:id="IMark504319800"/>Chemické vzorce<text:bookmark-end text:name="__RefHeading__23801_206425780"/><text:alphabetical-index-mark-end text:id="IMark504319800"/></text:h>
      <text:p text:style-name="Text_20_body">Primárním účelem programu Math je tvorba matematických vzorců, ale lze jej také použít k psaní chemických vzorců. V chemických vzorcích se ovšem chemické symboly obvykle píšou velkými písmeny a nepoužívají se znaky psané kurzívou.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6"><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7"><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7"><draw:frame draw:style-name="fr13" draw:name="Object58" text:anchor-type="as-char" svg:y="-0.437cm" svg:width="1.085cm" svg:height="0.593cm" draw:z-index="88"><draw:object xlink:href="./Object 15" xlink:type="simple" xlink:show="embed" xlink:actuate="onLoad"/><draw:image xlink:href="./ObjectReplacements/Object 15" xlink:type="simple" xlink:show="embed" xlink:actuate="onLoad"/><svg:desc>vzorec</svg:desc></draw:frame>nebo<text:span text:style-name="Code"><draw:frame draw:style-name="fr13" draw:name="Object292" text:anchor-type="as-char" svg:y="-0.437cm" svg:width="0.988cm" svg:height="0.591cm" draw:z-index="89"><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pomocí programu Math vytvořit chemické vzorce, musíme změnit písmo použité pro proměnné na jiné písmo než je kurzíva. Více informací o změně písem použitých ve vzorcích nalezneme v části „<text:bookmark-ref text:reference-format="text" text:ref-name="__RefHeading__17201_270489466">Písma ve vzorci</text:bookmark-ref>” na straně <text:bookmark-ref text:reference-format="page" text:ref-name="__RefHeading__17201_270489466">19</text:bookmark-ref>.</text:p>
      <text:p text:style-name="Text_20_body">Pro vratné reakce v chemických vzorcích v programu Math neexistuje symbol, který můžeme použít pro dvojitou šipku. Pokud máme k dispozici písmo se správnými symboly pro použití v chemických vzorcích, můžeme je přidat do katalogu. Více informací o tom, jak přidat symboly do katalogu nalezneme v části „<text:span text:style-name="T9"><text:bookmark-ref text:reference-format="text" text:ref-name="__RefHeading__15922_270489466">Přizpůsobení katalogu</text:bookmark-ref></text:span>” na straně <text:span text:style-name="T9"><text:bookmark-ref text:reference-format="page" text:ref-name="__RefHeading__15922_270489466">34</text:bookmark-ref></text:span><text:span text:style-name="T9"><text:s/></text:span>.</text:p>
      <text:h text:style-name="Heading_20_2" text:outline-level="2"><text:bookmark-start text:name="__RefHeading__20869_1760461578"/><text:alphabetical-index-mark-start text:id="IMark329488344" text:key1="equation editor"/>Plovoucí dialogová okna<text:bookmark-end text:name="__RefHeading__20869_1760461578"/><text:alphabetical-index-mark-end text:id="IMark329488344"/></text:h>
      <text:p text:style-name="Text_20_body">Editor vzorců a postranní lišta s prvky mohou pokrýt velkou část dokumentu. Chceme-li uvolnit více místa, je možné editor vzorců a postranní lištu přesunout anebo je změnit na plovoucí dialogy.</text:p>
      <text:list xml:id="list73025769507515" text:continue-list="list73025705439787" text:style-name="Numbering_20_1">
        <text:list-item text:start-value="1">
          <text:p text:style-name="Numbering_20_1">Umístíme kurzor na okraj rámu.</text:p>
        </text:list-item>
        <text:list-item>
          <text:p text:style-name="Numbering_20_1"><text:soft-page-break/>Podržíme klávesu <text:span text:style-name="Emphasis">Ctrl</text:span> a dvakrát klepneme. Tím se editor vzorců změní na dialogové okno Příkazy (obrázek <text:span text:style-name="T35"><text:sequence-ref text:reference-format="value" text:ref-name="refFigure15">16</text:sequence-ref></text:span>) a postranní lišta Prvky na dialogové okno Prvky (obrázek <text:span text:style-name="T38"><text:sequence-ref text:reference-format="value" text:ref-name="refFigure16">17</text:sequence-ref></text:span>).</text:p>
        </text:list-item>
      </text:list>
      <text:p text:style-name="P66"><draw:frame draw:style-name="fr2" draw:name="Frame16" text:anchor-type="as-char" svg:width="6.853cm" draw:z-index="93"><draw:text-box fo:min-height="3.545cm"><text:p text:style-name="Caption"><draw:frame draw:style-name="fr6" draw:name="Image33" text:anchor-type="as-char" svg:width="6.853cm" style:rel-width="100%" svg:height="3.545cm" style:rel-height="scale" draw:z-index="96"><draw:image xlink:href="Pictures/100000000000010300000086CEB18E29CB4DA229.png" xlink:type="simple" xlink:show="embed" xlink:actuate="onLoad" loext:mime-type="image/png"/></draw:frame><text:line-break/>Obrázek <text:sequence text:ref-name="refFigure15" text:name="Figure" text:formula="ooow:Figure+1" style:num-format="1">16</text:sequence>: Dialogové okno Příkazy</text:p></draw:text-box></draw:frame></text:p>
      <text:p text:style-name="P66"><draw:frame draw:style-name="fr2" draw:name="Frame17" text:anchor-type="as-char" svg:width="7.938cm" draw:z-index="97"><draw:text-box fo:min-height="4.815cm"><text:p text:style-name="Caption"><draw:frame draw:style-name="fr7" draw:name="Image34" text:anchor-type="as-char" svg:y="-4.805cm" svg:width="7.938cm" style:rel-width="100%" svg:height="4.815cm" style:rel-height="scale" draw:z-index="98"><draw:image xlink:href="Pictures/100000000000012C000000B61E29CDFFD3F3CFC2.png" xlink:type="simple" xlink:show="embed" xlink:actuate="onLoad" loext:mime-type="image/png"/></draw:frame><text:line-break/>Obrázek <text:sequence text:ref-name="refFigure16" text:name="Figure" text:formula="ooow:Figure+1" style:num-format="1">17</text:sequence>: Dialogové okno Prvky</text:p></draw:text-box></draw:frame></text:p>
      <text:p text:style-name="Text_20_body">Vrácení dialogových oken Příkazy a Prvky zpět na jejich výchozí pozice:</text:p>
      <text:list xml:id="list73025467971105" text:continue-list="list73025769507515" text:style-name="Numbering_20_1">
        <text:list-item text:start-value="1">
          <text:p text:style-name="Numbering_20_1">Umístíme kurzor na rámeček dialogu, NE na titulní lištu v horní části dialogu.</text:p>
        </text:list-item>
        <text:list-item>
          <text:p text:style-name="P143">Podržíme klávesu <text:span text:style-name="Emphasis">Ctrl</text:span> a dvakrát klepneme.</text:p>
        </text:list-item>
      </text:list>
      <text:h text:style-name="Heading_20_2" text:outline-level="2"><text:bookmark-start text:name="__RefHeading__20149_246419687"/>Přidání klávesových zkratek<text:bookmark-end text:name="__RefHeading__20149_246419687"/></text:h>
      <text:p text:style-name="P34">Do LibreOffice můžeme přidat klávesové zkratky, abychom usnadnili vytváření dokumentů a přizpůsobili svůj pracovní postup. Více informací se nachází v kapitole 14 – Přizpůsobení LibreOffice.</text:p>
      <text:h text:style-name="Heading_20_2" text:outline-level="2"><text:bookmark-start text:name="__RefHeading__15922_270489466"/>Přizpůsobení katalogu<text:bookmark-end text:name="__RefHeading__15922_270489466"/></text:h>
      <text:p text:style-name="P30">Pokud pravidelně používáme symbol, který není v programu Math dostupný, můžeme jej přidat do dialogového okna Symboly (obrázek <text:span text:style-name="T36"><text:sequence-ref text:reference-format="value" text:ref-name="refFigure17">18</text:sequence-ref></text:span>) otevřením dialogového okna Upravit symboly (obrázek <text:span text:style-name="T38"><text:sequence-ref text:reference-format="value" text:ref-name="refFigure18">19</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3" text:outline-level="3"><text:bookmark-start text:name="__RefHeading__20126_206425780"/>Přidání symbolů<text:bookmark-end text:name="__RefHeading__20126_206425780"/></text:h>
      <text:list xml:id="list73025484800851" text:continue-list="list73025467971105" text:style-name="Numbering_20_1">
        <text:list-item text:start-value="1">
          <text:p text:style-name="Numbering_20_1">V hlavní nabídce zvolíme <text:span text:style-name="Strong_20_Emphasis">Nástroje &gt; Symboly</text:span> nebo klepneme na ikonu <text:span text:style-name="Strong_20_Emphasis">Symboly</text:span> na liště Nástroje a otevřeme dialogové okno Symboly.</text:p>
        </text:list-item>
        <text:list-item>
          <text:p text:style-name="Numbering_20_1">Klepnutím na tlačítko <text:span text:style-name="Strong_20_Emphasis">Upravit</text:span> otevřeme dialogové okno Upravit symboly.</text:p>
        </text:list-item>
        <text:list-item>
          <text:p text:style-name="Numbering_20_1">Vybereme písmo z rozevíracího seznamu <text:span text:style-name="Emphasis">Písmo</text:span>.</text:p>
        </text:list-item>
        <text:list-item>
          <text:p text:style-name="Numbering_20_1">V poli náhledu vybereme znak symbolu, který chceme přidat. Možná bude třeba v náhledovém poli rolovat dolů a najít symbol, který chceme použít. V malém pravém náhledovém poli se zobrazí nový symbol.</text:p>
        </text:list-item>
        <text:list-item>
          <text:p text:style-name="Numbering_20_1">Do pole <text:span text:style-name="Emphasis">Symbol</text:span> zadáme zapamatovatelný název přidávaného symbolu.</text:p>
        </text:list-item>
        <text:list-item>
          <text:p text:style-name="Numbering_20_1">V poli <text:span text:style-name="Emphasis">Sada symbolů</text:span> vybereme z rozevíracího seznamu sadu symbolů, do které chceme přidat nový symbol, nebo zadáme nový název a vytvoříme pro nový symbol novou sadu symbolů.</text:p>
        </text:list-item>
        <text:list-item>
          <text:p text:style-name="Numbering_20_1"><text:soft-page-break/>V případě potřeby vybereme styl písma z rozevíracího seznamu <text:span text:style-name="Emphasis">Styl</text:span> – <text:span text:style-name="Strong_20_Emphasis">Standardní</text:span>, <text:span text:style-name="Strong_20_Emphasis">Kurzíva</text:span>, <text:span text:style-name="Strong_20_Emphasis">Tučné</text:span> nebo <text:span text:style-name="Strong_20_Emphasis">Tučné, Kurzíva</text:span>.</text:p>
        </text:list-item>
        <text:list-item>
          <text:p text:style-name="Numbering_20_1">Klepnutím na tlačítko <text:span text:style-name="Strong_20_Emphasis">Přidat</text:span> a poté na tlačítko <text:span text:style-name="Strong_20_Emphasis">OK</text:span> zavřeme dialogové okno Upravit symboly. Nový symbol a, je-li vytvořena, nová sada symbolů jsou nyní k dispozici pro použití.</text:p>
        </text:list-item>
      </text:list>
      <text:p text:style-name="Figure"><draw:frame draw:style-name="fr1" draw:name="Frame19" text:anchor-type="as-char" svg:width="9.338cm" draw:z-index="94"><draw:text-box fo:min-height="7.751cm"><text:p text:style-name="Caption"><draw:frame draw:style-name="fr6" draw:name="Image25" text:anchor-type="as-char" svg:width="9.338cm" style:rel-width="100%" svg:height="7.751cm" style:rel-height="scale" draw:z-index="95"><draw:image xlink:href="Pictures/100000000000016100000125B9CE573C222FBA89.png" xlink:type="simple" xlink:show="embed" xlink:actuate="onLoad" loext:mime-type="image/png"/></draw:frame><text:line-break/>Obrázek <text:sequence text:ref-name="refFigure17" text:name="Figure" text:formula="ooow:Figure+1" style:num-format="1">18</text:sequence>: Dialogové okno Symboly</text:p></draw:text-box></draw:frame></text:p>
      <text:p text:style-name="Figure"><text:soft-page-break/><draw:frame draw:style-name="fr1" draw:name="Frame3" text:anchor-type="as-char" svg:width="16.669cm" draw:z-index="10"><draw:text-box fo:min-height="15.125cm"><text:p text:style-name="Caption"><draw:frame draw:style-name="fr6" draw:name="Image36" text:anchor-type="as-char" svg:width="16.669cm" style:rel-width="100%" svg:height="14.499cm" style:rel-height="scale" draw:z-index="11"><draw:image xlink:href="Pictures/100000000000027600000224EAACFF29FDB648B2.png" xlink:type="simple" xlink:show="embed" xlink:actuate="onLoad" loext:mime-type="image/png"/></draw:frame><text:line-break/>Obrázek <text:sequence text:ref-name="refFigure18" text:name="Figure" text:formula="ooow:Figure+1" style:num-format="1">19</text:sequence>: Dialogové okno Upravit symboly</text:p></draw:text-box></draw:frame></text:p>
      <text:list xml:id="list73026470038809" text:continue-list="list73026208419650" text:style-name="Heading_20_Note">
        <text:list-item>
          <text:p text:style-name="P119">Poznámka</text:p>
        </text:list-item>
      </text:list>
      <text:p text:style-name="P39">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73026202772822" text:continue-numbering="true" text:style-name="Heading_20_Note">
        <text:list-item>
          <text:p text:style-name="P120">Poznámka</text:p>
        </text:list-item>
      </text:list>
      <text:p text:style-name="P48">Pokud nemůžeme najít symbol, který chceme použít ve fontech již nainstalovaných v počítači, existuje celá řada bezplatných písem, která obsahují různé symboly. Například písmo STIX bylo vyvinuto speciálně pro psaní matematických a technických textů. Také písma DejaVu a Lucida mají širokou škálu symbolů, které můžeme použít.</text:p>
      <text:list xml:id="list73026610202499" text:continue-numbering="true" text:style-name="Heading_20_Note">
        <text:list-item>
          <text:p text:style-name="P120"><text:soft-page-break/>Poznámka</text:p>
        </text:list-item>
      </text:list>
      <text:p text:style-name="P17">Pokud je LibreOffice nainstalován v počítači, ukládají se s dokumentem pouze ty symboly definované uživatelem, které se v něm skutečně vyskytují. Někdy je užitečné vložit všechny uživatelem definované symboly, aby mohla dokument editovat jiná osoba, je-li přenesen do jiného počítače. Přejdeme na <text:span text:style-name="Strong_20_Emphasis">Nástroje &gt; Možnosti &gt; LibreOffice Math &gt; Nastavení</text:span> a zrušíme zaškrtnutí možnosti <text:span text:style-name="Strong_20_Emphasis">Vložit pouze použité symboly (menší velikost souboru)</text:span>. Toto nastavení je k dispozici pouze při práci s programem LibreOffice Math.</text:p>
      <text:h text:style-name="Heading_20_3" text:outline-level="3"><text:bookmark-start text:name="__RefHeading__43967_666340315"/>Úprava symbolů<text:bookmark-end text:name="__RefHeading__43967_666340315"/></text:h>
      <text:h text:style-name="Heading_20_3" text:outline-level="3"><text:bookmark-start text:name="__RefHeading___Toc23731_290720014"/>Změna názvů symbolů<text:bookmark-end text:name="__RefHeading___Toc23731_290720014"/></text:h>
      <text:p text:style-name="Text_20_body">Název symbolu můžeme změnit takto:</text:p>
      <text:list xml:id="list73024825497666" text:continue-list="list73025484800851" text:style-name="Numbering_20_1">
        <text:list-item text:start-value="1">
          <text:p text:style-name="Numbering_20_1">Z rozevíracího seznamu <text:span text:style-name="Emphasis">Původní symbol</text:span> vybereme název symbolu, který chceme změnit. Symbol se zobrazí v levém panelu náhledu ve spodní části dialogu Upravit symboly (<text:span text:style-name="T38">obrázek <text:s/></text:span><text:span text:style-name="T38"><text:sequence-ref text:reference-format="value" text:ref-name="refFigure18">19</text:sequence-ref></text:span>).</text:p>
        </text:list-item>
        <text:list-item>
          <text:p text:style-name="Numbering_20_1">Do textového pole <text:span text:style-name="Emphasis">Symbol</text:span> zadáme nový název symbolu nebo z rozevíracího seznamu <text:span text:style-name="Emphasis">Symbol</text:span> vybereme nový název. Nový název symbolu se zobrazí nad pravým panelem náhledu ve spodní části dialogu Upravit symboly.</text:p>
        </text:list-item>
        <text:list-item>
          <text:p text:style-name="Numbering_20_1">Klepneme na <text:span text:style-name="Strong_20_Emphasis">Změnit</text:span> a změní se název symbolu.</text:p>
        </text:list-item>
        <text:list-item>
          <text:p text:style-name="Numbering_20_1">Klepnutím na tlačítko <text:span text:style-name="Strong_20_Emphasis">OK</text:span> zavřeme dialogové okno Upravit symboly.</text:p>
        </text:list-item>
      </text:list>
      <text:h text:style-name="Heading_20_3" text:outline-level="3"><text:bookmark-start text:name="__RefHeading___Toc23733_290720014"/>Přesun symbolů<text:bookmark-end text:name="__RefHeading___Toc23733_290720014"/></text:h>
      <text:p text:style-name="Text_20_body">Symbol můžeme přesunout z jedné sady symbolů do druhé následujícím způsobem:</text:p>
      <text:list xml:id="list73026527625521" text:continue-list="list73024825497666" text:style-name="Numbering_20_1">
        <text:list-item text:start-value="1">
          <text:p text:style-name="Numbering_20_1">V rozevíracím seznamu <text:span text:style-name="Emphasis">Původní sada symbolů</text:span> vybereme sadu symbolů, kde je umístěn symbol, který chceme přesunout.</text:p>
        </text:list-item>
        <text:list-item>
          <text:p text:style-name="Numbering_20_1">Z rozevíracího seznamu <text:span text:style-name="Emphasis">Původní symbol</text:span> vybereme název symbolu, který chceme přesunout. Symbol se zobrazí v levém panelu náhledu ve spodní části dialogu Upravit symboly (obrázek <text:span text:style-name="T38"><text:sequence-ref text:reference-format="value" text:ref-name="refFigure18">19</text:sequence-ref></text:span>).</text:p>
        </text:list-item>
        <text:list-item>
          <text:p text:style-name="Numbering_20_1">V rozevíracím seznamu <text:span text:style-name="Strong_20_Emphasis">Sada symbolů</text:span> vybereme sadu symbolů, do které chceme symbol přesunout. Název nové sady symbolů se zobrazí pod pravým panelem náhledu ve spodní části dialogu Upravit symboly.</text:p>
        </text:list-item>
        <text:list-item>
          <text:p text:style-name="Numbering_20_1">Klepneme na <text:span text:style-name="Strong_20_Emphasis">Změnit</text:span> a symbol se přesune do nové sady symbolů.</text:p>
        </text:list-item>
        <text:list-item>
          <text:p text:style-name="P136">Klepnutím na tlačítko <text:span text:style-name="Strong_20_Emphasis">OK</text:span> zavřeme dialogové okno Upravit symboly.</text:p>
        </text:list-item>
      </text:list>
      <text:h text:style-name="Heading_20_3" text:outline-level="3"><text:bookmark-start text:name="__RefHeading___Toc23735_290720014"/>Mazání symbolů<text:bookmark-end text:name="__RefHeading___Toc23735_290720014"/></text:h>
      <text:p text:style-name="P75">Symbol můžeme ze sady symbolů odstranit následovně:</text:p>
      <text:list xml:id="list73026807964320" text:continue-list="list73026527625521" text:style-name="Numbering_20_1">
        <text:list-item text:start-value="1">
          <text:p text:style-name="Numbering_20_1">V rozevíracím seznamu <text:span text:style-name="Emphasis">Původní sada symbolů</text:span> vybereme sadu symbolů, ze které chceme symbol odstranit.</text:p>
        </text:list-item>
        <text:list-item>
          <text:p text:style-name="Numbering_20_1">V rozevíracím seznamu <text:span text:style-name="Emphasis">Původní symbol</text:span> vybereme název symbolu, který chceme odstranit. Symbol se zobrazí v levém panelu náhledu ve spodní části dialogu Upravit symboly (obrázek <text:span text:style-name="T38"><text:sequence-ref text:reference-format="value" text:ref-name="refFigure18">19</text:sequence-ref></text:span>).</text:p>
        </text:list-item>
        <text:list-item>
          <text:p text:style-name="Numbering_20_1">Klepneme na <text:span text:style-name="Strong_20_Emphasis">Smazat</text:span> a symbol bude bez potvrzení vymazán ze sady symbolů.</text:p>
        </text:list-item>
        <text:list-item>
          <text:p text:style-name="Numbering_20_1">Klepnutím na tlačítko <text:span text:style-name="Strong_20_Emphasis">OK</text:span> zavřeme dialogové okno Upravit symboly.</text:p>
        </text:list-item>
      </text:list>
      <text:list xml:id="list73025567823907" text:continue-list="list73026610202499" text:style-name="Heading_20_Note">
        <text:list-item>
          <text:p text:style-name="P120">Poznámka</text:p>
        </text:list-item>
      </text:list>
      <text:p text:style-name="P40">Jediný způsob, jak odstranit sadu symbolů, je smazání všech symbolů v této sadě. Sada se také odstraní, pokud odstraníme poslední symbol z této sady.</text:p>
      <text:h text:style-name="Heading_20_3" text:outline-level="3"><text:bookmark-start text:name="__RefHeading__43969_666340315"/><text:soft-page-break/>Možnosti editace symbolů<text:bookmark-end text:name="__RefHeading__43969_666340315"/></text:h>
      <text:list xml:id="list73026478170460" text:continue-list="list73025276760650"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ep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danou sadu symbolů.</text:p>
        </text:list-item>
        <text:list-item>
          <text:p text:style-name="List_20_1">Storno - klepnutím na toto tlačítko zavřeme dialogové okno bez uložení změn.</text:p>
        </text:list-item>
      </text:list>
      <text:h text:style-name="Heading_20_2"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Text_20_body">Chceme-li v programu Math přidat mezeru na konec vzorce, přejdeme do hlavní nabídky <text:span text:style-name="Strong_20_Emphasis">Nástroje &gt; Možnosti &gt; LibreOffice Math &gt; Nastavení</text:span> a odškrtneme <text:span text:style-name="Strong_20_Emphasis">Ignorovat ~ a ` na konci řádku</text:span> v sekci <text:span text:style-name="Emphasis">Ostatní možnosti</text:span>.</text:p>
      <text:h text:style-name="Heading_20_2" text:outline-level="2"><text:bookmark-start text:name="__RefHeading__23040_895480435"/>Rozšíření<text:bookmark-end text:name="__RefHeading__23040_895480435"/></text:h>
      <text:p text:style-name="Text_20_body">Pokud ve svých dokumentech často vytváříme vzorce, můžeme LibreOffice přizpůsobit přidáním rozšíření, která nám pomohou vytvářet vzorce. Rozšíření lze snadno nainstalovat pomocí Správce rozšíření. Další informace o instalaci rozšíření nalezneme v kapitole 14 příručky <text:span text:style-name="Emphasis">Začínáme s LibreOffice</text:span>.</text:p>
      <text:p text:style-name="Text_20_body">Jedním z rozšíření, které je doporučeno pro instalaci je <text:span text:style-name="Strong_20_Emphasis">Dmaths</text:span>. Toto rozšíření je navrženo k použití v programu Writer a přidává balíček matematických maker poskytující pět panelů nástrojů pro vytváření vzorců. Další informace o tomto rozšíření nalezneme na webu <text:a xlink:type="simple" xlink:href="http://www.dmaths.org/" text:style-name="Internet_20_link" text:visited-style-name="Visited_20_Internet_20_Link">http://www.dmaths.org</text:a>.</text:p>
      <text:p text:style-name="P28"><text:soft-page-break/>Druhé doporučené rozšíření je <text:span text:style-name="Strong_20_Emphasis">Formatting of All Math Formulas</text:span>. Umožňuje formátovat všechny matematické vzorce v dokumentu Writer, Calc, Draw nebo Impress. Můžeme změnit písmo a velikost písma pro všechny vzorce nebo pouze pro vybrané vzorce. Více informací o tomto rozšíření nalezneme na stránce <text:a xlink:type="simple" xlink:href="https://extensions.libreoffice.org/extensions/formatting-of-all-math-formulas" text:style-name="Internet_20_link" text:visited-style-name="Visited_20_Internet_20_Link">https://extensions.libreoffice.org/extensions/formatting-of-all-math-formulas</text:a>.</text:p>
      <text:h text:style-name="P88" text:outline-level="1"><text:bookmark-start text:name="Chapter 5"/><text:bookmark-start text:name="__RefHeading__1942_31431407541686970"/>Export a import<text:bookmark-end text:name="Chapter 5"/><text:bookmark-end text:name="__RefHeading__1942_31431407541686970"/></text:h>
      <text:h text:style-name="Heading_20_2" text:outline-level="2"><text:bookmark-start text:name="__RefHeading__39697_1792826427"/>Formát MathML<text:bookmark-end text:name="__RefHeading__39697_1792826427"/></text:h>
      <text:p text:style-name="Text_20_body">Kromě exportu dokumentů ve formátu PDF umožňuje LibreOffice ukládat vzorce ve formátu MathML. To nám nebo jiné osobě umožňuje vkládat vzorce do dokumentů, které byly vytvořeny v jiném softwaru, například Microsoft Office, nebo v internetovém prohlížeči.</text:p>
      <text:list xml:id="list73025253551902" text:continue-list="list73025567823907" text:style-name="Heading_20_Note">
        <text:list-item>
          <text:p text:style-name="P121">Poznámka</text:p>
        </text:list-item>
      </text:list>
      <text:p text:style-name="P41">Některé internetové prohlížeče nepodporují plně formát MathML a vzorec se nemusí zobrazit správně.</text:p>
      <text:p text:style-name="Text_20_body">Pokud pracujeme v dokumentu Math, přejdeme v hlavní nabídce na volbu <text:span text:style-name="Strong_20_Emphasis">Soubor &gt; Uložit jako</text:span> nebo použijeme klávesovou zkratku <text:span text:style-name="Keystroke">Ctrl</text:span>+<text:span text:style-name="Keystroke">Shift</text:span>+<text:span text:style-name="Keystroke">S</text:span> a otevřeme dialogové okno Uložit jako. Ze seznamu dostupných typů souborů vybereme MathML a uložíme vzorec.</text:p>
      <text:p text:style-name="Text_20_body">Pokud pracujeme v jiném programu LibreOffice, klepneme pravým tlačítkem myši na objekt vzorce a z lokální nabídky vybereme <text:span text:style-name="Strong_20_Emphasis">Uložit kopii jako</text:span>. Tím otevřeme dialogové okno Uložit jako. Ze seznamu dostupných typů souborů vybereme MathML a uložíme vzorec.</text:p>
      <text:p text:style-name="P24">V programu Math můžeme také importovat vzorce formátu MathML. Použijeme volbu  <text:span text:style-name="Strong_20_Emphasis">Nástroje &gt; Importovat MathML ze schránky</text:span> v hlavní nabídce.</text:p>
      <text:h text:style-name="Heading_20_2" text:outline-level="2"><text:bookmark-start text:name="__RefHeading__26052_206425780"/>Formáty souborů Microsoft<text:bookmark-end text:name="__RefHeading__26052_206425780"/></text:h>
      <text:p text:style-name="Text_20_body">Pokud chceme nastavit, jak se budou pomocí LibreOffice importovat a exportovat vzorce ve formátu Microsoft, přejdeme v hlavní nabídce na volbu <text:span text:style-name="Strong_20_Emphasis">Nástroje &gt; Možnosti &gt; Načítání/ukládání &gt; Microsoft Office</text:span> a vybereme nebo zrušíme výběr možnosti <text:span text:style-name="Emphasis">MathType na LibreOffice Math nebo naopak</text:span>.</text:p>
      <text:list xml:id="list73026157133164" text:continue-list="list73026478170460" text:style-name="List_20_1">
        <text:list-item>
          <text:p text:style-name="P131"><text:span text:style-name="Emphasis">[N]: Načtení a převod objektu</text:span></text:p>
        </text:list-item>
        <text:list-item>
          <text:p text:style-name="P131"><text:span text:style-name="Emphasis">[U]: Převod a uložení objektu</text:span></text:p>
        </text:list-item>
      </text:list>
      <text:h text:style-name="Heading_20_3" text:outline-level="3"><text:bookmark-start text:name="__RefHeading__26054_206425780"/>[N]: Načtení a převod objektu<text:bookmark-end text:name="__RefHeading__26054_206425780"/></text:h>
      <text:p text:style-name="Text_20_body">Tuto možnost vybereme, pokud mají být objekty Microsoft OLE při otevření dokumentu programu Microsoft v LibreOffice převedeny na určený objekt LibreOffice OLE. Aby se vzorce úspěšně načetly a převedly, nesmí být žádné objekty MathType vložené do vzorce vyšší verze specifikace než MathType 3.1. Informace o formátu MathType nalezneme na webových stránkách <text:a xlink:type="simple" xlink:href="http://www.dessci.com/en/" text:style-name="Internet_20_link" text:visited-style-name="Visited_20_Internet_20_Link">http://www.dessci.com/en</text:a>.</text:p>
      <text:p text:style-name="Text_20_body">Pokud byl dokument obsahující vzorce OMML uložen ve formátu .docx a poté převeden na starší formát .doc, převedou se všechny objekty OMML na obrázek, který se zobrazí v LibreOffice jako obrázek.</text:p>
      <text:h text:style-name="Heading_20_3" text:outline-level="3"><text:bookmark-start text:name="__RefHeading__26056_206425780"/>[U]: Převod a uložení objektu<text:bookmark-end text:name="__RefHeading__26056_206425780"/></text:h>
      <text:p text:style-name="Text_20_body">Tuto možnost vybereme, pokud mají být objekty LibreOffice OLE převedeny a uloženy ve formátu souborů Microsoft. LibreOffice převádí všechny vzorce do formátu, který lze číst a upravovat pomocí editoru vzorců Microsoft a MathType.</text:p>
      <text:p text:style-name="Text_20_body">Pokud tato možnost není vybrána, bude vzorec při převodu do formátu .doc považován za objekt OLE a zůstává propojen s LibreOffice. Dvojitým klepnutím na objekt v Microsoft Office dojde k pokusu o spuštění LibreOffic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způsobení</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Přizpůsobení</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Kapitola 9 Začínáme s programem Math</text:title><text:s/>| <text:page-number text:select-page="current">3</text:page-number></text:p>
      </style:footer>
      <style:footer-left>
        <text:p text:style-name="Footer"><text:page-number text:select-page="current">4</text:page-number>| <text:title>Kapitola 9 Začínáme s programem Math</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6H18M27S</meta:editing-duration>
    <meta:editing-cycles>57</meta:editing-cycles>
    <meta:generator>LibreOffice/6.4.1.2$Linux_X86_64 LibreOffice_project/4d224e95b98b138af42a64d84056446d09082932</meta:generator>
    <dc:title>Kapitola 9 Začínáme s programem Math</dc:title>
    <meta:initial-creator>Dave Barton</meta:initial-creator>
    <dc:date>2020-03-31T07:30:24.084073709</dc:date>
    <dc:creator>MZ </dc:creator>
    <meta:document-statistic meta:table-count="6" meta:image-count="23" meta:object-count="57" meta:page-count="39" meta:paragraph-count="784" meta:word-count="12396" meta:character-count="70335" meta:non-whitespace-character-count="58734"/>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